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199.36pt"/>
    </style:style>
    <style:style style:name="co3" style:family="table-column">
      <style:table-column-properties fo:break-before="auto" style:column-width="211.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68.04pt"/>
    </style:style>
    <style:style style:name="co6" style:family="table-column">
      <style:table-column-properties fo:break-before="auto" style:column-width="293.81pt"/>
    </style:style>
    <style:style style:name="co7" style:family="table-column">
      <style:table-column-properties fo:break-before="auto" style:column-width="249.36pt"/>
    </style:style>
    <style:style style:name="co8" style:family="table-column">
      <style:table-column-properties fo:break-before="auto" style:column-width="241pt"/>
    </style:style>
    <style:style style:name="co9" style:family="table-column">
      <style:table-column-properties fo:break-before="auto" style:column-width="423.64pt"/>
    </style:style>
    <style:style style:name="co10" style:family="table-column">
      <style:table-column-properties fo:break-before="auto" style:column-width="245.14pt"/>
    </style:style>
    <style:style style:name="co11" style:family="table-column">
      <style:table-column-properties fo:break-before="auto" style:column-width="213.9pt"/>
    </style:style>
    <style:style style:name="co12" style:family="table-column">
      <style:table-column-properties fo:break-before="auto" style:column-width="418.79pt"/>
    </style:style>
    <style:style style:name="co13" style:family="table-column">
      <style:table-column-properties fo:break-before="auto" style:column-width="275.75pt"/>
    </style:style>
    <style:style style:name="co14" style:family="table-column">
      <style:table-column-properties fo:break-before="auto" style:column-width="234.06pt"/>
    </style:style>
    <style:style style:name="co15" style:family="table-column">
      <style:table-column-properties fo:break-before="auto" style:column-width="347.24pt"/>
    </style:style>
    <style:style style:name="co16" style:family="table-column">
      <style:table-column-properties fo:break-before="auto" style:column-width="341.01pt"/>
    </style:style>
    <style:style style:name="co17" style:family="table-column">
      <style:table-column-properties fo:break-before="auto" style:column-width="422.25pt"/>
    </style:style>
    <style:style style:name="co18" style:family="table-column">
      <style:table-column-properties fo:break-before="auto" style:column-width="202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52.74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62.25pt" fo:break-before="auto" style:use-optimal-row-height="false"/>
    </style:style>
    <style:style style:name="ro6" style:family="table-row">
      <style:table-row-properties style:row-height="67.49pt" fo:break-before="auto" style:use-optimal-row-height="fals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idnighters">
      <style:table-properties table:display="true" style:writing-mode="lr-tb"/>
    </style:style>
    <style:style style:name="ta3" style:family="table" style:master-page-name="PageStyle_5f_Improvement">
      <style:table-properties table:display="true" style:writing-mode="lr-tb"/>
    </style:style>
    <style:style style:name="ta4" style:family="table" style:master-page-name="PageStyle_5f_Ангеліна">
      <style:table-properties table:display="true" style:writing-mode="lr-tb"/>
    </style:style>
    <style:style style:name="ta5" style:family="table" style:master-page-name="PageStyle_5f_Illia">
      <style:table-properties table:display="true" style:writing-mode="lr-tb"/>
    </style:style>
    <style:style style:name="ta6" style:family="table" style:master-page-name="PageStyle_5f_Kristina">
      <style:table-properties table:display="true" style:writing-mode="lr-tb" tableooo:tab-color="#c27ba0"/>
    </style:style>
    <style:style style:name="ta7" style:family="table" style:master-page-name="PageStyle_5f_Назар">
      <style:table-properties table:display="true" style:writing-mode="lr-tb"/>
    </style:style>
    <style:style style:name="ta8" style:family="table" style:master-page-name="PageStyle_5f_Mykhailo">
      <style:table-properties table:display="true" style:writing-mode="lr-tb"/>
    </style:style>
    <style:style style:name="ta9" style:family="table" style:master-page-name="PageStyle_5f_Natalia">
      <style:table-properties table:display="true" style:writing-mode="lr-tb"/>
    </style:style>
    <style:style style:name="ta10" style:family="table" style:master-page-name="PageStyle_5f_Yevhenii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bdda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none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6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0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fo:color="#000000" fo:text-shadow="none" style:font-style-asian="normal" style:font-weight-complex="bold" style:font-weight-asian="bold" style:font-size-complex="10pt" style:font-size-asian="10pt" style:font-name-complex="Arial" style:text-outline="false" fo:font-style="normal" style:text-line-through-type="none" style:text-underline-style="none" style:text-underline-color="font-color" fo:font-weight="bold" fo:font-size="10pt" style:font-name="Arial" style:text-position="0% 100%"/>
    </style:style>
    <style:style style:name="T5" style:family="text">
      <style:text-properties style:font-style-complex="normal" fo:color="#000000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normal" style:font-weight-asian="normal" style:font-weight-complex="normal"/>
    </style:style>
    <style:style style:name="T6" style:family="text">
      <style:text-properties style:font-style-complex="normal" fo:color="#000000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bold" style:font-weight-asian="bold" style:font-weight-complex="bold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8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1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2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13" style:family="text">
      <style:text-properties style:font-style-complex="normal" fo:color="#000000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style:font-weight-complex="bold" fo:font-weight="bold" style:font-weight-asian="bold"/>
    </style:style>
    <style:style style:name="T14" style:family="text">
      <style:text-properties style:text-underline-style="none" style:text-underline-color="font-color" style:font-style-asian="normal" style:font-weight-complex="bold" style:font-weight-asian="bold" style:font-size-complex="10pt" style:font-size-asian="10pt" style:font-name-complex="Arial" fo:text-shadow="none" fo:font-weight="bold" style:font-name="Arial" fo:font-size="10pt" fo:color="#000000" style:font-style-complex="normal" style:text-position="0% 100%" style:text-outline="false" fo:font-style="normal" style:text-line-through-type="none"/>
    </style:style>
    <style:style style:name="T15" style:family="text">
      <style:text-properties style:text-underline-style="none" style:text-underline-color="font-color" style:font-style-asian="normal" style:font-size-complex="10pt" style:font-size-asian="10pt" style:font-name-complex="Arial" fo:text-shadow="none" style:font-name="Arial" fo:font-size="10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6" style:family="text">
      <style:text-properties style:text-underline-style="none" style:text-underline-color="font-color" style:font-style-asian="normal" style:font-size-complex="10pt" style:font-size-asian="10pt" style:font-name-complex="Arial" fo:text-shadow="none" style:font-name="Arial" fo:font-size="10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7" style:family="text">
      <style:text-properties style:text-underline-style="none" style:text-underline-color="font-color" style:font-style-asian="normal" style:font-size-complex="10pt" style:font-size-asian="10pt" style:font-name-complex="Arial" fo:text-shadow="none" style:font-name="Arial" fo:font-size="10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8" style:family="text">
      <style:text-properties style:text-underline-style="none" style:text-underline-color="font-color" style:font-style-asian="normal" style:font-size-complex="10pt" style:font-size-asian="10pt" style:font-name-complex="Arial" fo:text-shadow="none" style:font-name="Arial" fo:font-size="10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9" style:family="text">
      <style:text-properties style:text-underline-style="none" style:text-underline-color="font-color" style:font-style-asian="normal" style:font-size-complex="10pt" style:font-size-asian="10pt" style:font-name-complex="Arial" fo:text-shadow="none" style:font-name="Arial" fo:font-size="10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2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style:font-name="Arial" style:font-style-complex="italic" style:font-style-asian="italic" style:font-weight-complex="normal" style:font-weight-asian="normal" style:font-size-complex="10pt" style:font-size-asian="10pt" style:font-name-complex="Arial" fo:color="#000000" style:text-position="0% 100%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2" style:family="text">
      <style:text-properties style:font-name="Arial" style:font-size-complex="10pt" style:font-size-asian="10pt" style:font-name-complex="Arial" fo:color="#000000" style:text-position="0% 100%" style:text-outline="false" style:text-line-through-type="none" style:text-underline-style="none" style:text-underline-color="font-color" fo:font-size="10pt" fo:text-shadow="none" fo:font-weight="bold" fo:font-style="normal" style:font-weight-asian="bold" style:font-weight-complex="bold" style:font-style-asian="normal" style:font-style-complex="normal"/>
    </style:style>
    <style:style style:name="T23" style:family="text">
      <style:text-properties fo:text-shadow="none" fo:font-size="10pt" style:font-name="Arial" style:font-style-asian="normal" style:font-weight-complex="normal" style:font-weight-asian="normal" style:font-size-complex="10pt" style:font-size-asian="10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24" style:family="text">
      <style:text-properties fo:text-shadow="none" fo:font-size="10pt" style:font-name="Arial" style:font-style-asian="normal" style:font-size-complex="10pt" style:font-size-asian="10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25" style:family="text">
      <style:text-properties fo:text-shadow="none" fo:font-size="10pt" style:font-name="Arial" style:font-style-asian="normal" style:font-size-complex="10pt" style:font-size-asian="10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26" style:family="text">
      <style:text-properties fo:text-shadow="none" fo:font-size="10pt" style:font-name="Arial" style:font-style-asian="normal" style:font-size-complex="10pt" style:font-size-asian="10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27" style:family="text">
      <style:text-properties fo:text-shadow="none" fo:font-size="10pt" style:font-name="Arial" style:font-style-asian="normal" style:font-size-complex="10pt" style:font-size-asian="10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8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3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ff0000"/>
    </style:style>
    <style:style style:name="T3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0000"/>
    </style:style>
    <style:style style:name="T3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38761d"/>
    </style:style>
    <style:style style:name="T33" style:family="text">
      <style:text-properties fo:font-weight="normal" style:text-line-through-type="none" style:font-weight-asian="normal" style:font-size-complex="10pt" style:font-name-complex="Arial" fo:color="#000000" fo:text-shadow="none" fo:font-size="10pt" style:text-outline="false" fo:font-style="normal" style:font-weight-complex="normal" style:font-style-asian="normal" style:font-name="Arial" style:font-style-complex="normal" style:text-position="0% 100%" style:text-underline-style="none" style:text-underline-color="font-color" style:font-size-asian="10pt"/>
    </style:style>
    <style:style style:name="T34" style:family="text">
      <style:text-properties style:text-line-through-type="none" style:font-size-complex="10pt" style:font-name-complex="Arial" fo:color="#000000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style:font-weight-asian="bold" style:font-weight-complex="bold" fo:font-weight="bold"/>
    </style:style>
    <style:style style:name="T35" style:family="text">
      <style:text-properties style:text-line-through-type="none" style:font-size-complex="10pt" style:font-name-complex="Arial" fo:color="#000000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font-weight="normal" style:font-weight-complex="normal" style:font-weight-asian="normal"/>
    </style:style>
    <style:style style:name="T36" style:family="text">
      <style:text-properties style:text-line-through-type="none" style:font-size-complex="10pt" style:font-name-complex="Arial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color="#ff0000" fo:font-weight="bold" style:font-weight-asian="bold" style:font-weight-complex="bold"/>
    </style:style>
    <style:style style:name="T37" style:family="text">
      <style:text-properties style:text-line-through-type="none" style:font-size-complex="10pt" style:font-name-complex="Arial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font-weight="normal" fo:color="#000000" style:font-weight-asian="normal" style:font-weight-complex="normal"/>
    </style:style>
    <style:style style:name="T38" style:family="text">
      <style:text-properties style:text-line-through-type="none" style:font-size-complex="10pt" style:font-name-complex="Arial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color="#ff0000" fo:font-weight="bold" style:font-weight-complex="bold" style:font-weight-asian="bold"/>
    </style:style>
    <style:style style:name="T39" style:family="text">
      <style:text-properties style:text-line-through-type="none" style:font-size-complex="10pt" style:font-name-complex="Arial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color="#000000" fo:font-weight="normal" style:font-weight-asian="normal" style:font-weight-complex="normal"/>
    </style:style>
    <style:style style:name="T40" style:family="text">
      <style:text-properties style:text-line-through-type="none" style:font-size-complex="10pt" style:font-name-complex="Arial" fo:text-shadow="none" fo:font-size="10pt" style:text-outline="false" fo:font-style="normal" style:font-style-asian="normal" style:font-name="Arial" style:font-style-complex="normal" style:text-position="0% 100%" style:text-underline-style="none" style:text-underline-color="font-color" style:font-size-asian="10pt" fo:color="#000000" fo:font-weight="bold" style:font-weight-asian="bold" style:font-weight-complex="bold"/>
    </style:style>
    <style:style style:name="T4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42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43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4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5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6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47" style:family="text">
      <style:text-properties fo:color="#000000" style:font-style-complex="normal" style:font-style-asian="normal" style:font-weight-complex="normal" style:font-weight-asian="normal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48" style:family="text">
      <style:text-properties style:font-style-complex="normal" fo:color="#000000" fo:text-shadow="none" style:font-style-asian="normal" style:font-weight-complex="bold" style:font-weight-asian="bold" style:font-size-complex="12pt" style:font-size-asian="12pt" style:font-name-complex="Arial" style:text-outline="false" fo:font-style="normal" style:text-line-through-type="none" style:text-underline-style="none" style:text-underline-color="font-color" fo:font-weight="bold" fo:font-size="12pt" style:font-name="Arial" style:text-position="0% 100%"/>
    </style:style>
    <style:style style:name="T49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fo:font-weight="normal" style:font-weight-asian="normal" style:font-weight-complex="normal"/>
    </style:style>
    <style:style style:name="T50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fo:font-weight="bold" style:font-weight-asian="bold" style:font-weight-complex="bold"/>
    </style:style>
    <style:style style:name="T51" style:family="text">
      <style:text-properties fo:text-shadow="none" style:font-name="Arial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2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53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54" style:family="text">
      <style:text-properties style:font-style-complex="normal" fo:color="#000000" fo:text-shadow="none" style:font-style-asian="normal" style:font-weight-complex="normal" style:font-weight-asian="normal" style:font-size-complex="12pt" style:font-size-asian="12pt" style:font-name-complex="Arial" style:text-outline="false" fo:font-style="normal" style:text-line-through-type="none" style:text-underline-style="none" style:text-underline-color="font-color" fo:font-weight="normal" fo:font-size="12pt" style:font-name="Arial" style:text-position="0% 100%"/>
    </style:style>
    <style:style style:name="T55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style:font-weight-complex="bold" fo:font-weight="bold" style:font-weight-asian="bold"/>
    </style:style>
    <style:style style:name="T56" style:family="text">
      <style:text-properties style:text-position="0% 100%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57" style:family="text">
      <style:text-properties style:text-underline-style="none" style:text-underline-color="font-color" style:font-style-asian="normal" style:font-weight-complex="bold" style:font-weight-asian="bold" style:font-size-complex="12pt" style:font-size-asian="12pt" style:font-name-complex="Arial" fo:text-shadow="none" fo:font-weight="bold" style:font-name="Arial" fo:font-size="12pt" fo:color="#000000" style:font-style-complex="normal" style:text-position="0% 100%" style:text-outline="false" fo:font-style="normal" style:text-line-through-type="none"/>
    </style:style>
    <style:style style:name="T58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59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60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61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62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63" style:family="text">
      <style:text-properties style:font-name="Arial" style:font-style-complex="italic" style:font-style-asian="italic" style:font-weight-complex="normal" style:font-weight-asian="normal" style:font-size-complex="12pt" style:font-size-asian="12pt" style:font-name-complex="Arial" fo:color="#000000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64" style:family="text">
      <style:text-properties style:font-name="Arial" style:font-size-complex="12pt" style:font-size-asian="12pt" style:font-name-complex="Arial" fo:color="#000000" style:text-position="0% 100%" style:text-outline="false" style:text-line-through-type="none" style:text-underline-style="none" style:text-underline-color="font-color" fo:font-size="12pt" fo:text-shadow="none" fo:font-weight="bold" fo:font-style="normal" style:font-weight-asian="bold" style:font-weight-complex="bold" style:font-style-asian="normal" style:font-style-complex="normal"/>
    </style:style>
    <style:style style:name="T65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66" style:family="text">
      <style:text-properties fo:text-shadow="none" fo:font-size="12pt" style:font-name="Arial" style:font-style-asian="normal" style:font-weight-complex="normal" style:font-weight-asian="normal" style:font-size-complex="12pt" style:font-size-asian="12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67" style:family="text">
      <style:text-properties fo:text-shadow="none" fo:font-size="12pt" style:font-name="Arial" style:font-style-asian="normal" style:font-size-complex="12pt" style:font-size-asian="12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68" style:family="text">
      <style:text-properties fo:text-shadow="none" fo:font-size="12pt" style:font-name="Arial" style:font-style-asian="normal" style:font-size-complex="12pt" style:font-size-asian="12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69" style:family="text">
      <style:text-properties fo:text-shadow="none" fo:font-size="12pt" style:font-name="Arial" style:font-style-asian="normal" style:font-size-complex="12pt" style:font-size-asian="12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70" style:family="text">
      <style:text-properties fo:text-shadow="none" fo:font-size="12pt" style:font-name="Arial" style:font-style-asian="normal" style:font-size-complex="12pt" style:font-size-asian="12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71" style:family="text">
      <style:text-properties fo:color="#000000" style:font-name="Arial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2pt" style:font-size-complex="12pt" style:font-weight-asian="normal" style:font-weight-complex="normal" style:font-style-asian="italic" style:font-style-complex="italic"/>
    </style:style>
    <style:style style:name="T7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normal" style:font-weight-complex="normal" style:font-style-asian="normal" style:font-name="Arial"/>
    </style:style>
    <style:style style:name="T7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ff0000"/>
    </style:style>
    <style:style style:name="T7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000000"/>
    </style:style>
    <style:style style:name="T7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38761d"/>
    </style:style>
    <style:style style:name="T76" style:family="text">
      <style:text-properties fo:font-weight="normal" style:text-line-through-type="none" style:font-weight-asian="normal" style:font-size-complex="12pt" style:font-name-complex="Arial" fo:color="#000000" fo:text-shadow="none" fo:font-size="12pt" style:text-outline="false" fo:font-style="normal" style:font-weight-complex="normal" style:font-style-asian="normal" style:font-name="Arial" style:font-style-complex="normal" style:text-position="0% 100%" style:text-underline-style="none" style:text-underline-color="font-color" style:font-size-asian="12pt"/>
    </style:style>
    <style:style style:name="T77" style:family="text">
      <style:text-properties style:text-line-through-type="none" style:font-size-complex="12pt" style:font-name-complex="Arial" fo:color="#000000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style:font-weight-asian="bold" style:font-weight-complex="bold" fo:font-weight="bold"/>
    </style:style>
    <style:style style:name="T78" style:family="text">
      <style:text-properties style:text-line-through-type="none" style:font-size-complex="12pt" style:font-name-complex="Arial" fo:color="#000000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font-weight="normal" style:font-weight-complex="normal" style:font-weight-asian="normal"/>
    </style:style>
    <style:style style:name="T79" style:family="text">
      <style:text-properties style:text-line-through-type="none" style:font-size-complex="12pt" style:font-name-complex="Arial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color="#ff0000" fo:font-weight="bold" style:font-weight-asian="bold" style:font-weight-complex="bold"/>
    </style:style>
    <style:style style:name="T80" style:family="text">
      <style:text-properties style:text-line-through-type="none" style:font-size-complex="12pt" style:font-name-complex="Arial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font-weight="normal" fo:color="#000000" style:font-weight-asian="normal" style:font-weight-complex="normal"/>
    </style:style>
    <style:style style:name="T81" style:family="text">
      <style:text-properties style:text-line-through-type="none" style:font-size-complex="12pt" style:font-name-complex="Arial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color="#ff0000" fo:font-weight="bold" style:font-weight-complex="bold" style:font-weight-asian="bold"/>
    </style:style>
    <style:style style:name="T82" style:family="text">
      <style:text-properties style:text-line-through-type="none" style:font-size-complex="12pt" style:font-name-complex="Arial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color="#000000" fo:font-weight="normal" style:font-weight-asian="normal" style:font-weight-complex="normal"/>
    </style:style>
    <style:style style:name="T83" style:family="text">
      <style:text-properties style:text-line-through-type="none" style:font-size-complex="12pt" style:font-name-complex="Arial" fo:text-shadow="none" fo:font-size="12pt" style:text-outline="false" fo:font-style="normal" style:font-style-asian="normal" style:font-name="Arial" style:font-style-complex="normal" style:text-position="0% 100%" style:text-underline-style="none" style:text-underline-color="font-color" style:font-size-asian="12pt"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"/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4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4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8" office:value-type="string" calcext:value-type="string">
            <text:p>...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...</text:p>
          </table:table-cell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9"/>
          <table:table-cell table:number-columns-repeated="1020"/>
        </table:table-row>
        <table:table-row table:style-name="ro1" table:number-rows-repeated="980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er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5" office:value-type="string" calcext:value-type="string">
            <text:p>Midnighters. Ad-Hoc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Стартова сторінка + розширенн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1.</text:span><text:span text:style-name="T2"> Сторінки застосунку повинні відображатись відповідно до макету на розширеннях:</text:span></text:p>
            <text:p><text:span text:style-name="T3">- до 320px - верстка не змінюється</text:span></text:p>
            <text:p><text:span text:style-name="T3">- mobile: гумова верстка від 320px (елементи адаптуються під екран і розтягуються при зміні в'юпорта);</text:span></text:p>
            <text:p><text:span text:style-name="T3">- mobile: після 375px елементи відповідають розмірам на макеті до розміру 768px);</text:span></text:p>
            <text:p><text:span text:style-name="T3">- tablet: з 768px(елементи відповідають розмірам на макеті до 1280px);</text:span></text:p>
            <text:p><text:span text:style-name="T3">- desktop: з 1280px</text:span></text:p>
          </table:table-cell>
          <table:table-cell table:style-name="ce19" office:value-type="string" calcext:value-type="string">
            <text:p>На якому девайсі верстка не змінюється, до 320рх ?</text:p>
          </table:table-cell>
          <table:table-cell table:style-name="ce19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.</text:span><text:span text:style-name="T2"> Стартова сторінка містить в собі:</text:span></text:p>
            <text:p><text:span text:style-name="T3">- назва (логотип) застосунку, зображення та речення - заохочення до роботи з додатком;</text:span></text:p>
            <text:p><text:span text:style-name="T3">- кнопка Registration -  перенаправляє користувача на форму реєстрації</text:span></text:p>
            <text:p><text:span text:style-name="T3">- кнопка Log In  - перенаправляє користувача на форму логінізації</text:span></text:p>
          </table:table-cell>
          <table:table-cell table:style-name="ce19" office:value-type="string" calcext:value-type="string">
            <text:p>Не всі кнопки описані</text:p>
          </table:table-cell>
          <table:table-cell table:style-name="ce19" office:value-type="string" calcext:value-type="string">
            <text:p><text:span text:style-name="T7">Додати наявність та опис кнопки </text:span><text:span text:style-name="T8">Sign in with Google</text:span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Реєстрація та логінізація</text:p>
          </table:table-cell>
          <table:table-cell table:style-name="ce13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3. </text:span><text:span text:style-name="T5">Форма авторизації </text:span><text:span text:style-name="T6">Login </text:span><text:span text:style-name="T5">містить:</text:span></text:p>
            <text:p><text:span text:style-name="T3">- поле для введення e-mail</text:span></text:p>
            <text:p><text:span text:style-name="T3">- поле для введення паролю</text:span></text:p>
            <text:p><text:span text:style-name="T7">- кнопка </text:span><text:span text:style-name="T8">Log In Now</text:span></text:p>
          </table:table-cell>
          <table:table-cell table:style-name="ce26" office:value-type="string" calcext:value-type="string">
            <text:p>- дивна назва "Log In Now" з приставкою "now".</text:p>
            <text:p>- немає опису іконки "око", при натисканні на яку, введені дані стають видимими, </text:p>
            <text:p>по дефолту - дані поля приховані.</text:p>
            <text:p/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3.1. </text:span><text:span text:style-name="T5">По кліку на </text:span><text:span text:style-name="T6">Log In Now, </text:span><text:span text:style-name="T5">поля поля форми повинні проходити валідацію, і в разі негативного результату, з'являється повідомлення помилки валідації</text:span></text:p>
            <text:p><text:span text:style-name="T3">(повідомлення може бути у вигляді спливаючого вікна в верхній частині екрану, або у вигляді підказки під кожним полем)</text:span></text:p>
          </table:table-cell>
          <table:table-cell table:style-name="ce27" office:value-type="string" calcext:value-type="string">
            <text:p>- немає опису валідних й не валідних данних.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3.2. </text:span><text:span text:style-name="T5">В разі успішної валідації полів, по кліку на</text:span><text:span text:style-name="T6">  Log In Now, </text:span><text:span text:style-name="T5">відкривається головна сторінка застосунку.</text:span></text:p>
          </table:table-cell>
          <table:table-cell table:style-name="ce27" office:value-type="string" calcext:value-type="string">
            <text:p>- дивна назва "Register Now".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4. </text:span><text:span text:style-name="T5">Форма реєстрації </text:span><text:span text:style-name="T6">Registration </text:span><text:span text:style-name="T5">містить:</text:span></text:p>
            <text:p><text:span text:style-name="T3">- поле для введення імені користувача </text:span></text:p>
            <text:p><text:span text:style-name="T3">- поле для введення e-mail</text:span></text:p>
            <text:p><text:span text:style-name="T3">- поле для введення паролю</text:span></text:p>
            <text:p><text:span text:style-name="T7">- кнопка</text:span><text:span text:style-name="T8"> Register Now </text:span></text:p>
          </table:table-cell>
          <table:table-cell table:style-name="ce27" office:value-type="string" calcext:value-type="string">
            <text:p>- немає поля підтверження паролю, взагалі замало вхідних данних при реєстрації.</text:p>
            <text:p>- немає опису кнопки "Register Now"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4.1 </text:span><text:span text:style-name="T5">По кліку на </text:span><text:span text:style-name="T6">Register Now , </text:span><text:span text:style-name="T5">поля форми повинні проходити валідацію, і в разі негативного результату, з'являється повідомлення помилки валідації</text:span></text:p>
            <text:p><text:span text:style-name="T3">(повідомлення може бути у вигляді спливаючого вікна в верхній частині екрану, або у вигляді підказки під кожним полем)</text:span></text:p>
          </table:table-cell>
          <table:table-cell table:style-name="ce27" office:value-type="string" calcext:value-type="string"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4.2</text:span><text:span text:style-name="T5"> В разі успішної валідації полів, по кліку на</text:span><text:span text:style-name="T6"> Register Now, </text:span><text:span text:style-name="T5">відкривається головна сторінка</text:span></text:p>
          </table:table-cell>
          <table:table-cell table:style-name="ce27" office:value-type="string" calcext:value-type="string"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5. </text:span><text:span text:style-name="T5">Поле для введення </text:span><text:span text:style-name="T6">Email </text:span><text:span text:style-name="T5">має валідуватися:</text:span></text:p>
            <text:p><text:span text:style-name="T3">- обов'язкове значення,</text:span></text:p>
            <text:p><text:span text:style-name="T3">- може включати латиницю, цифри, спецiальні знаки</text:span></text:p>
            <text:p><text:span text:style-name="T3">- знаки можуть бути в різному регістрі</text:span></text:p>
            <text:p><text:span text:style-name="T9">- повинно обов'язково містити тільки один знак </text:span><text:span text:style-name="T10">"@" і "крапку" </text:span><text:span text:style-name="T11">(у частині з назвою хоста)</text:span></text:p>
          </table:table-cell>
          <table:table-cell table:style-name="ce27" office:value-type="string" calcext:value-type="string">
            <text:p>- не описано макс. і мін. символів у полі "Email".</text:p>
            <text:p>- не описане "обов'язкове значення", повинно бути "обов'язкове поле".</text:p>
            <text:p>- повинно бути "літери можуть бути в різному регістрі" замість "знаки можуть бути в різному регістрі",</text:p>
            <text:p>що може ввести в оману.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6. </text:span><text:span text:style-name="T5">Поля для введення </text:span><text:span text:style-name="T6">Password</text:span><text:span text:style-name="T5"> має валідуватися:</text:span></text:p>
            <text:p><text:span text:style-name="T3">- обов'язкове значення</text:span></text:p>
            <text:p><text:span text:style-name="T3">- може містити літери латиниці , цифри і знаки</text:span></text:p>
            <text:p><text:span text:style-name="T3">- знаки можуть бути в різному регістрі</text:span></text:p>
            <text:p><text:span text:style-name="T3">- може містити від 8 до 64 символів ( включно)</text:span></text:p>
            <text:p><text:span text:style-name="T3">- не може містити пробіли</text:span></text:p>
            <text:p><text:span text:style-name="T3">- поле містить іконку "око", при натисканні на яку, введені дані стають видимими, по дефолту - дані поля приховані.</text:span></text:p>
          </table:table-cell>
          <table:table-cell table:style-name="ce27" office:value-type="string" calcext:value-type="string">
            <text:p>- Не вказано чи можуть бути пробіли в паролі.</text:p>
            <text:p>- повинно бути "літери можуть бути в різному регістрі" замість "знаки можуть бути в різному регістрі",</text:p>
            <text:p>що може ввести в оману.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17" office:value-type="string" calcext:value-type="string">
            <text:p><text:span text:style-name="T4">7. </text:span><text:span text:style-name="T5">Поле для введення - </text:span><text:span text:style-name="T6">Name </text:span><text:span text:style-name="T5">має валідуватися:</text:span></text:p>
            <text:p><text:span text:style-name="T3">- може містити літери латиниці , цифри і знаки</text:span></text:p>
            <text:p><text:span text:style-name="T3">- знаки можуть бути в різному регістрі</text:span></text:p>
            <text:p><text:span text:style-name="T3">- може містити від 2 до 32 знаків включно</text:span></text:p>
          </table:table-cell>
          <table:table-cell table:style-name="ce26" office:value-type="string" calcext:value-type="string">
            <text:p>- повинно бути "літери можуть бути в різному регістрі" замість "знаки можуть бути в різному регістрі", що може ввести в оману.</text:p>
            <text:p>- не вказано чи можуть бути пробіли в імені.</text:p>
            <text:p>- Граматичні помилки в блоці.</text:p>
          </table:table-cell>
          <table:table-cell table:style-name="ce13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Header 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8" office:value-type="string" calcext:value-type="string">
            <text:p><text:span text:style-name="T1">8.1</text:span><text:span text:style-name="T2"> Перемикач теми Light, Violet, Dark </text:span></text:p>
            <text:p><text:span text:style-name="T3">- за замовчуванням можна обрати будь-яку тему. </text:span></text:p>
            <text:p><text:span text:style-name="T3">- обрана тема використовується як активна при вході користувача в його обліковий запис.</text:span></text:p>
          </table:table-cell>
          <table:table-cell table:style-name="ce28" office:value-type="string" calcext:value-type="string">
            <text:p>- Не вказано, яка тема повинна відображатись при першій взаємодії з застосунком.  </text:p>
            <text:p>- Чи обрана тема використовується на всіх девайсах при вході користувача в обліковий запис, чи обирається для кожного девайса окремо.</text:p>
          </table:table-cell>
          <table:table-cell table:style-name="ce40"/>
          <table:table-cell table:style-name="ce9"/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8.2</text:span><text:span text:style-name="T2"> Блок з особистою інформацією про юзера. Складається з </text:span></text:p>
            <text:p><text:span text:style-name="T3">- зображення/аватар користувача, по кліку на яке, відкривається модальне вікно Edit profile</text:span></text:p>
            <text:p><text:span text:style-name="T3">-  ім'я користувача</text:span></text:p>
          </table:table-cell>
          <table:table-cell table:style-name="ce18" office:value-type="string" calcext:value-type="string">
            <text:p>Не зрозуміло в якій послідовності має розташовуватися зображення/аватар та ім'я користувача.</text:p>
          </table:table-cell>
          <table:table-cell table:style-name="ce28"/>
          <table:table-cell table:style-name="ce9"/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8.3 </text:span><text:span text:style-name="T2">Назва та логотип застосунку</text:span></text:p>
            <text:p><text:span text:style-name="T3">(для розмітки desktop)</text:span></text:p>
          </table:table-cell>
          <table:table-cell table:style-name="ce18" office:value-type="string" calcext:value-type="string">
            <text:p>Чи буде змінюватись назва та логотип застосунку, на інших платформах.</text:p>
          </table:table-cell>
          <table:table-cell table:style-name="ce28"/>
          <table:table-cell table:style-name="ce9"/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8.4</text:span><text:span text:style-name="T2"> Значок бургер-меню, по кліку на який відкривається бокова панель SideBar</text:span></text:p>
            <text:p><text:span text:style-name="T3">(для розмітки mobile, tablet)</text:span></text:p>
          </table:table-cell>
          <table:table-cell table:style-name="ce18" office:value-type="string" calcext:value-type="string">
            <text:p>Не уточнюється місце положення бургер-меню.</text:p>
          </table:table-cell>
          <table:table-cell table:style-name="ce28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Edit Profile</text:p>
          </table:table-cell>
          <table:table-cell table:style-name="ce29"/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9. </text:span><text:span text:style-name="T5">В модальному вікні </text:span><text:span text:style-name="T6">Edit Profile</text:span><text:span text:style-name="T5">, юзер побачить:</text:span></text:p>
            <text:p><text:span text:style-name="T3">- кнопка "+" для додавання/редагування фото користувача</text:span></text:p>
            <text:p><text:span text:style-name="T9">- поле </text:span><text:span text:style-name="T10">User Name</text:span><text:span text:style-name="T11"> - заповнене даними юзера, введеними в формі реєстрації</text:span></text:p>
            <text:p><text:span text:style-name="T9">- поле </text:span><text:span text:style-name="T10">Email</text:span><text:span text:style-name="T11"> - заповнене даними юзера, введеними в формі реєстрації</text:span></text:p>
            <text:p><text:span text:style-name="T3">- поле пароль - заповнене даними юзера, введеними в формі реєстрації</text:span></text:p>
            <text:p><text:span text:style-name="T12">- кнопка </text:span><text:span text:style-name="T13">Send</text:span><text:span text:style-name="T5">. При натисканні на кнопку </text:span><text:span text:style-name="T6">Send, </text:span><text:span text:style-name="T5">відбувається валідація полів - </text:span></text:p>
            <text:p><text:span text:style-name="T3">так само як при реєстрації/логінізації</text:span></text:p>
          </table:table-cell>
          <table:table-cell table:style-name="ce30" office:value-type="string" calcext:value-type="string">
            <text:p>1. Не визначено як саме буде здійснюватися додавання та редагування фото користувача(чи відкриватиметься файловий провідник чи перетягування файлу в область завантаження, можливість зробити нове фото на пристроях з камерою).</text:p>
            <text:p>2. Відстунє уточнення про мін. та макс. розмір завантажуваного фото.</text:p>
            <text:p>3. Відсутня інформація про допустимі символи у полях User Name та у Email.</text:p>
            <text:p>4. Невказана інформація щодо кнопки "око" у рядку з паролем.</text:p>
          </table:table-cell>
          <table:table-cell table:style-name="ce30"/>
          <table:table-cell table:style-name="ce9"/>
          <table:table-cell table:number-columns-repeated="1020"/>
        </table:table-row>
        <table:table-row table:style-name="ro1">
          <table:table-cell table:style-name="ce20" office:value-type="string" calcext:value-type="string">
            <text:p><text:span text:style-name="T1">10</text:span><text:span text:style-name="T2">. Клік по кнопці закриття на формі, закриває модалку без збереження змін.</text:span></text:p>
          </table:table-cell>
          <table:table-cell table:style-name="ce31" office:value-type="string" calcext:value-type="string">
            <text:p>Чи буде закриватися вікно при натискані ESC або на фон навколо вікна?</text:p>
          </table:table-cell>
          <table:table-cell table:style-name="ce19"/>
          <table:table-cell table:style-name="ce9"/>
          <table:table-cell table:number-columns-repeated="1020"/>
        </table:table-row>
        <table:table-row table:style-name="ro1">
          <table:table-cell table:style-name="ce20" office:value-type="string" calcext:value-type="string">
            <text:p><text:span text:style-name="T1">11. </text:span><text:span text:style-name="T2">По кліку на Send при введенні валідних даних, інформація зберігається</text:span></text:p>
          </table:table-cell>
          <table:table-cell table:style-name="ce31" office:value-type="string" calcext:value-type="string">
            <text:p>1. Не надано конкретних правил валідації для кожного поля.</text:p>
            <text:p>2. Немає інформаці про те які дані є валідними та будуть, а які не будуть та викличуть помилку.</text:p>
          </table:table-cell>
          <table:table-cell table:style-name="ce19" office:value-type="string" calcext:value-type="string">
            <text:p>-додати інформацію про допустимі символи у полях з паролем, поштою та нікнеймом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8" office:value-type="string" calcext:value-type="string">
            <text:p><text:span text:style-name="T1">12.</text:span><text:span text:style-name="T2"> При помилці валідації, юзеру виводиться відповідне повідомлення.</text:span></text:p>
            <text:p><text:span text:style-name="T3">(повідомлення може бути у виглляді спливаючого вікна в верхній частині екрану, або у вигляді підказки під кожним полем)</text:span></text:p>
          </table:table-cell>
          <table:table-cell table:style-name="ce31" office:value-type="string" calcext:value-type="string">
            <text:p>1. Ніде не зазначено у якому саме форматі(спливаюче вікно чи підказка) буде виводитись повідомлення про помилку до якогось конкретного поля з даними.</text:p>
            <text:p>2. Також потрібне зазначення які саме повідомлення будуть виводиться для різних помилок.</text:p>
          </table:table-cell>
          <table:table-cell table:style-name="ce19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SideBar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13. </text:span><text:span text:style-name="T2">Компонент в якому знаходиться навігація по дошкам, та можливість їх створювати.</text:span></text:p>
            <text:p><text:span text:style-name="T3">На планшеті та мобілці відкривається по кліку на бургер-меню. </text:span></text:p>
          </table:table-cell>
          <table:table-cell table:style-name="ce32"/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4">14.</text:span><text:span text:style-name="T5"> В </text:span><text:span text:style-name="T6">SideBar</text:span><text:span text:style-name="T5"> юзер побачить:</text:span></text:p>
            <text:p><text:span text:style-name="T3">- логотип застосунку</text:span></text:p>
            <text:p><text:span text:style-name="T7">- кнопка</text:span><text:span text:style-name="T8"> Create New Board</text:span></text:p>
            <text:p><text:span text:style-name="T3">- список дошок (іконка дошки, назва дошки та іконки редагування/видалення дошки) </text:span></text:p>
            <text:p><text:span text:style-name="T9">- блок </text:span><text:span text:style-name="T10">Need Help </text:span><text:span text:style-name="T11">із посиланням на модалку форми допомоги</text:span></text:p>
            <text:p><text:span text:style-name="T7">- кнопка</text:span><text:span text:style-name="T8"> Log Out </text:span></text:p>
          </table:table-cell>
          <table:table-cell table:style-name="ce19"/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4">15. </text:span><text:span text:style-name="T5">По кліку на </text:span><text:span text:style-name="T6">Create а new board</text:span><text:span text:style-name="T5"> , відкривається модальне вікно, де можна створити нову дошку яке містить:</text:span></text:p>
            <text:p><text:span text:style-name="T3">- кнопка закриття модалки (х) - по кліку на яке, вікно закривається без збереження даних</text:span></text:p>
            <text:p><text:span text:style-name="T3">- поле для вводу назви дошки - обов'язкове до заповнення</text:span></text:p>
            <text:p><text:span text:style-name="T3">- перелік іконок (за замовчуванням перша іконка завжди обрана)</text:span></text:p>
            <text:p><text:span text:style-name="T3">- перелік варіантів фону (за замовчуванням обран варіант "без фона").</text:span></text:p>
            <text:p><text:span text:style-name="T7">- кнопка</text:span><text:span text:style-name="T8"> Create</text:span></text:p>
            <text:p><text:span text:style-name="T14">15.1</text:span><text:span text:style-name="T15"> Після натискання на кнопку</text:span><text:span text:style-name="T16"> Create </text:span><text:span text:style-name="T17">створюється нова дошка</text:span><text:span text:style-name="T18">. </text:span><text:span text:style-name="T17">Дошка не повинна створюватись якщо поле</text:span><text:span text:style-name="T19"> title </text:span><text:span text:style-name="T17">пусте. </text:span></text:p>
          </table:table-cell>
          <table:table-cell table:style-name="ce32" office:value-type="string" calcext:value-type="string">
            <text:p><text:span text:style-name="T21">Граматичні помилки, не вказана поведінка системи при спробі створити дошку з порожнім полем назви. Виписати в редакції</text:span><text:span text:style-name="T22">:</text:span></text:p>
            <text:p><text:span text:style-name="T20"/></text:p>
            <text:p><text:span text:style-name="T23">15.1 Після натискання на кнопку </text:span><text:span text:style-name="T24">Create</text:span><text:span text:style-name="T25"> створюється нова дошка. Дошка не повинна створюватись, якщо поле </text:span><text:span text:style-name="T26">title</text:span><text:span text:style-name="T27"> є порожнє . (Поле підсвічується кольором, система видає повідомлення про незаповнене поле </text:span><text:span text:style-name="T26">title</text:span><text:span text:style-name="T27">)</text:span></text:p>
          </table:table-cell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4">16. </text:span><text:span text:style-name="T5">По кліку на іконку редагування, відкривається модальне вікно </text:span><text:span text:style-name="T6">Edit board</text:span><text:span text:style-name="T5">, де можна редагувати вже створену раніше дошку яке містить:</text:span></text:p>
            <text:p><text:span text:style-name="T3">- кнопка закриття модалки (х) - по кліку ня яке, вікно закривається без збереженні даних</text:span></text:p>
            <text:p><text:span text:style-name="T3">- поле для вводу назви дошки - містить назву, введену при створенні дошки, яку можна редагувати</text:span></text:p>
            <text:p><text:span text:style-name="T3">- перелік іконок, з виділеною іконкою, яка вже була обрана пристворенні дошки, можна редагувати</text:span></text:p>
            <text:p><text:span text:style-name="T3">- перелік варіантів фону, з виділеним фоном, який вже було обрано при створенні дошки, можна редагувати </text:span></text:p>
            <text:p><text:span text:style-name="T7">- кнопка</text:span><text:span text:style-name="T8"> Edit</text:span></text:p>
            <text:p><text:span text:style-name="T14">16.1</text:span><text:span text:style-name="T15"> Після натискання на кнопку</text:span><text:span text:style-name="T16"> Edit </text:span><text:span text:style-name="T17">внесені дані зберігаються</text:span><text:span text:style-name="T18">. </text:span><text:span text:style-name="T17">Дошка не можуть зберігтись, якщо поле</text:span><text:span text:style-name="T19"> title </text:span><text:span text:style-name="T17">пусте. </text:span></text:p>
          </table:table-cell>
          <table:table-cell table:style-name="ce33" office:value-type="string" calcext:value-type="string">
            <text:p><text:span text:style-name="T28">Не вказана поведінка системи при спробі зберегти редагування дошки з порожнім полем назви. Двозначності і граматичні помилки. Викласти в редакції:</text:span></text:p>
            <text:p><text:span text:style-name="T3"/></text:p>
            <text:p><text:span text:style-name="T23">16.1 Після натискання на кнопку </text:span><text:span text:style-name="T24">Edit</text:span><text:span text:style-name="T25"> внесені дані зберігаються. Зміни не можуть зберегтись, якщо поле </text:span><text:span text:style-name="T26">title</text:span><text:span text:style-name="T27"> порожнє. Якщо поле title поржнє - воно підсвічується кольором, система видає повідомлення  "Заповніть поле </text:span><text:span text:style-name="T26">title</text:span><text:span text:style-name="T27">"</text:span></text:p>
          </table:table-cell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17. По кліку на іконку видалення, дошка видаляється зі списку дошок.</text:p>
          </table:table-cell>
          <table:table-cell table:style-name="ce19"/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4">18. </text:span><text:span text:style-name="T5">По кліку на посилання на форму допомоги в блоці </text:span><text:span text:style-name="T6">Need Help</text:span><text:span text:style-name="T5">, відкривається модальне вікно, яке містить:</text:span></text:p>
            <text:p><text:span text:style-name="T3">- кнопка закриття модалки (х) - по кліку на яке, вікно закривається без збереження даних</text:span></text:p>
            <text:p><text:span text:style-name="T3">- поле для введення e-mail - обов'язкове до заповнення, валідація - як описана вище.</text:span></text:p>
            <text:p><text:span text:style-name="T3">- поле для введення тексту повідомлення - обов'язкове до заповнення.</text:span></text:p>
            <text:p><text:span text:style-name="T9">- кнопка </text:span><text:span text:style-name="T10">Send,</text:span><text:span text:style-name="T11"> при натисканні на яку відбувається валідація полів та відправка запиту на бекенд</text:span></text:p>
          </table:table-cell>
          <table:table-cell table:style-name="ce34" office:value-type="string" calcext:value-type="string">
            <text:p>Граматичні помилки, неповні вимоги щодо кількості знаків у полі для введення тексту. </text:p>
          </table:table-cell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19. </text:span><text:span text:style-name="T5">По кліку на </text:span><text:span text:style-name="T6">Log Out</text:span><text:span text:style-name="T5"> , активна сесія користувача завершується, користувач переходить в статус неавторизованого </text:span></text:p>
          </table:table-cell>
          <table:table-cell table:style-name="ce32"/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Головна сторінка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0. </text:span><text:span text:style-name="T2">Сторінка повинна відображатись відповідно до макету на 3х розширеннях</text:span></text:p>
          </table:table-cell>
          <table:table-cell table:style-name="ce35" office:value-type="string" calcext:value-type="string">
            <text:p>1. Немає опису, які саме ці розширення.</text:p>
            <text:p>2. Граматичні помилки в даному блоці.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1. </text:span><text:span text:style-name="T2">Головна сторінка містить:</text:span></text:p>
            <text:p><text:span text:style-name="T3">- назва дошки</text:span></text:p>
            <text:p><text:span text:style-name="T7">- кнопка фільтрування </text:span><text:span text:style-name="T8">Filters</text:span></text:p>
            <text:p><text:span text:style-name="T7">- кнопка </text:span><text:span text:style-name="T8">Add another column</text:span></text:p>
            <text:p><text:span text:style-name="T7">- блок вже створених колонок, який складається із назви колонки, списку завдань та кнопки</text:span><text:span text:style-name="T8"> Add another card</text:span></text:p>
          </table:table-cell>
          <table:table-cell table:style-name="ce31" office:value-type="string" calcext:value-type="string">
            <text:p><text:span text:style-name="T3">1. Головна сторінка містить назву дошки - не зрозуміло назву якої дошки, адже в ТЗ нічого не сказано про те, що ми вже маємо заздалегідь створенну дошку. Написано лише про створенні колонки.</text:span></text:p>
            <text:p><text:span text:style-name="T3">2. Назви кнопок написанні по різному. В одних, всі слова прописанні з великої літери, в інших - тільки перше слово з великої, наступні - з малої.</text:span></text:p>
            <text:p><text:span text:style-name="T3">3. Не описані валідні й не валідні значення для імені дошки.</text:span></text:p>
            <text:p><text:span text:style-name="T9">4. Немає опису функціоналу та росташування кнопки </text:span><text:span text:style-name="T10">Add another card</text:span><text:span text:style-name="T11">.</text:span></text:p>
            <text:p><text:span text:style-name="T3">5. Не зрозуміло макс. та мін. створенних дошок.</text:span></text:p>
            <text:p><text:span text:style-name="T3">6. Не описані валідні й невалідні значення для імені колонки.</text:span></text:p>
            <text:p><text:span text:style-name="T3">7. Немає опису списку завдань.</text:span></text:p>
            <text:p><text:span text:style-name="T3">8. Граматичні помилки в даному блоці.</text:span>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2.</text:span><text:span text:style-name="T2"> На головній сторнці може з'явитися скролл:</text:span></text:p>
            <text:p><text:span text:style-name="T3">- Якщо ширина колонок більше ніж ширина екрана, з'являється горизонтальний скролл. Але тільки в цьому компоненті, Header, Sidebar залишаються на місці.</text:span></text:p>
            <text:p><text:span text:style-name="T3">- Якщо висота колонки стає більше ніж висота екрана, до кожної колонки з'являється окремий скролл в межах контейнера.</text:span></text:p>
          </table:table-cell>
          <table:table-cell table:style-name="ce31" office:value-type="string" calcext:value-type="string">
            <text:p>1. Не зрозумілі вимоги до скролла якщо ширина колонок більша ніж ширина екрану.</text:p>
            <text:p>2. Що буде якщо кількість колонок буде такою що не вміститься в рамки екрану?</text:p>
            <text:p>3. Немае більш детальнішого опису як виглядає контейнер і скролл в ньому.</text:p>
            <text:p>4. Граматичні помилки в даному блоці.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8" office:value-type="string" calcext:value-type="string">
            <text:p><text:span text:style-name="T1">23.</text:span><text:span text:style-name="T2"> При натискані кнопку фільтрування, з'являється модальне вікно, де можна змінити фон дошки або його прибрати (перша опція на дизайні), та зробити фільтрацію по пріоритетності. Модалка містить:</text:span></text:p>
            <text:p><text:span text:style-name="T3">- кнопка закриття модалки (х) </text:span></text:p>
            <text:p><text:span text:style-name="T3">- перелік варіантів фону (включно з варіантом "без фона").</text:span></text:p>
            <text:p><text:span text:style-name="T3">- перелік пріорітетності завдань (low (синій) | medium (червоний) | high (зелений) | without (сірий))</text:span></text:p>
            <text:p><text:span text:style-name="T3">- кнопка show all для зняття фільтра по пріорітету</text:span></text:p>
          </table:table-cell>
          <table:table-cell table:style-name="ce18" office:value-type="string" calcext:value-type="string">
            <text:p><text:span text:style-name="T29">1. Мedium (</text:span><text:span text:style-name="T30">червоний</text:span><text:span text:style-name="T31">) | Нigh (</text:span><text:span text:style-name="T32">зелений</text:span><text:span text:style-name="T31">) - логічніше було б зробити навпаки - Мedium (</text:span><text:span text:style-name="T32">зелений</text:span><text:span text:style-name="T31">) | Нigh (</text:span><text:span text:style-name="T30">червоний</text:span><text:span text:style-name="T31">). Такий варіант є більш звичним для користувача.</text:span></text:p>
            <text:p><text:span text:style-name="T3">2. Чи є ще якісь можливості для закриття модального вікна, окрім (х)?</text:span></text:p>
            <text:p><text:span text:style-name="T3">3. Чому функція редагування фону знаходяться у фільтрах? Якось не логічно.</text:span></text:p>
            <text:p><text:span text:style-name="T3">4. Мало опцій фільтру, не вистачає - по даті створення, по алфавіту и т.д.</text:span></text:p>
            <text:p><text:span text:style-name="T3">5. Граматичні помилки в даному блоці.</text:span></text:p>
            <text:p><text:span text:style-name="T3">6. Додати опис кнопки "Show all" для поля "Label color</text:span>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24. </text:span><text:span text:style-name="T5">При натисканні на кнопку</text:span><text:span text:style-name="T6"> Add Column </text:span><text:span text:style-name="T5">відкривається модальне вікно в якому можна створити колонку.</text:span></text:p>
            <text:p><text:span text:style-name="T3">Модалка містить:</text:span></text:p>
            <text:p><text:span text:style-name="T3">- кнопка закриття модалки (х) - по кліку ня яке, вікно закривається без збереженні даних</text:span></text:p>
            <text:p><text:span text:style-name="T3">- поле для введння назви колонки</text:span></text:p>
            <text:p><text:span text:style-name="T7">- кнопка</text:span><text:span text:style-name="T8"> Add. </text:span></text:p>
            <text:p><text:span text:style-name="T20"/></text:p>
            <text:p><text:span text:style-name="T4">24.1. </text:span><text:span text:style-name="T5">Після натискання на кнопку </text:span><text:span text:style-name="T6">Add</text:span><text:span text:style-name="T5">, внесені дані зберігаються. Колонка не може бути створена, якщо поле title пусте.</text:span></text:p>
            <text:p><text:span text:style-name="T20"/></text:p>
            <text:p><text:span text:style-name="T4">24.2. </text:span><text:span text:style-name="T5">Після створення нової колонки, кнопка </text:span><text:span text:style-name="T6">Add Column </text:span><text:span text:style-name="T5">переміщається вправо, а на її місці з'являється нова колонка.</text:span></text:p>
          </table:table-cell>
          <table:table-cell table:style-name="ce19" office:value-type="string" calcext:value-type="string">
            <text:p><text:span text:style-name="T7">1. Не зрозуміло, де саме знаходиться кнопка </text:span><text:span text:style-name="T8">Add Column.</text:span></text:p>
            <text:p><text:span text:style-name="T3">2. Чи є можливість редагувати створену колонку?</text:span></text:p>
            <text:p><text:span text:style-name="T3">3.Граматичні помилки в даному блоці.</text:span>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25. </text:span><text:span text:style-name="T5">При натисканні на кнопку </text:span><text:span text:style-name="T6">Edit Column </text:span><text:span text:style-name="T5">відкривається модальне вікно в якому можна створити колонку.</text:span></text:p>
            <text:p><text:span text:style-name="T3">Модалка містить:</text:span></text:p>
            <text:p><text:span text:style-name="T3">- кнопка закриття модалки (х) - по кліку ня яке, вікно закривається без збереженні даних</text:span></text:p>
            <text:p><text:span text:style-name="T3">- поле для введння назви колонки - вже заповнене даними, введеними при створенны дошки - можна редагувати</text:span></text:p>
            <text:p><text:span text:style-name="T9">- кнопка </text:span><text:span text:style-name="T10">Add</text:span><text:span text:style-name="T11">. </text:span></text:p>
            <text:p><text:span text:style-name="T20"/></text:p>
            <text:p><text:span text:style-name="T4">25.1. </text:span><text:span text:style-name="T5">Після натискання на кнопку </text:span><text:span text:style-name="T6">Add</text:span><text:span text:style-name="T5">, внесені дані зберігаються. Колонка не може бути створена, якщо поле title пусте.</text:span></text:p>
          </table:table-cell>
          <table:table-cell table:style-name="ce36" office:value-type="string" calcext:value-type="string">
            <text:p><text:span text:style-name="T9">1. Де саме знаходиться кнопка </text:span><text:span text:style-name="T10">Edit Column</text:span><text:span text:style-name="T11">?</text:span></text:p>
            <text:p><text:span text:style-name="T33">2. При натисканні </text:span><text:span text:style-name="T34">Edit Column</text:span><text:span text:style-name="T35"> відкривається модальне вікно, в якому можна </text:span><text:span text:style-name="T36">СТВОРИТИ</text:span><text:span text:style-name="T37"> чи </text:span><text:span text:style-name="T38">РЕДАГУВАТИ</text:span><text:span text:style-name="T39"> колонку? Адже за створення колонки відповідає кнопка </text:span><text:span text:style-name="T40">Add Column</text:span><text:span text:style-name="T39">.</text:span></text:p>
            <text:p><text:span text:style-name="T3">3. Чому при закритті немає запросу зберегти данні?</text:span></text:p>
            <text:p><text:span text:style-name="T3">4. Не зрозумілі валідні і невалідні данні, які може містити поле "title".</text:span></text:p>
            <text:p><text:span text:style-name="T3">5. Немає опису блоку списку завдань.</text:span></text:p>
            <text:p><text:span text:style-name="T3">6. Граматичні помилки в даному блоці.</text:span></text:p>
            <text:p><text:span text:style-name="T3"/>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6. </text:span><text:span text:style-name="T2">Створені колонки містять в собі:</text:span></text:p>
            <text:p><text:span text:style-name="T3"> ⦿ Блок називи колонки</text:span></text:p>
            <text:p><text:span text:style-name="T3">- назва колонки </text:span></text:p>
            <text:p><text:span text:style-name="T3">- іконки редагування колонки </text:span></text:p>
            <text:p><text:span text:style-name="T3">- іконка видалення колонки</text:span></text:p>
            <text:p><text:span text:style-name="T3">⦿ Блок списоку завдань,за умови, що відповідні завдання є в наявності.</text:span></text:p>
            <text:p><text:span text:style-name="T3">- заголовок завдання</text:span></text:p>
            <text:p><text:span text:style-name="T3">- опис завдання, який має фіксовану висоту і текст з описом, якщо той не вміщається, обрізається та показуються три крапки.</text:span></text:p>
            <text:p><text:span text:style-name="T3">- пріоритет завдання, з фоном відповідного кольору.</text:span></text:p>
            <text:p><text:span text:style-name="T3">- дата до якої задача повинна бути виконана.</text:span></text:p>
            <text:p><text:span text:style-name="T3">- інетрфейс для роботи з карткою</text:span></text:p>
            <text:p><text:span text:style-name="T9">⦿ кнопка </text:span><text:span text:style-name="T10">Add another card</text:span><text:span text:style-name="T11"> для додавання нового завдання в колонку.</text:span></text:p>
          </table:table-cell>
          <table:table-cell table:style-name="ce30" office:value-type="string" calcext:value-type="string">
            <text:p><text:span text:style-name="T3">1. Не уточнюється, які саме колонки містять ті або інші данні.</text:span></text:p>
            <text:p><text:span text:style-name="T3">2. Граматичні помилки у списку блоку.</text:span></text:p>
            <text:p><text:span text:style-name="T9">3. Кнопка </text:span><text:span text:style-name="T10">Add another card,</text:span><text:span text:style-name="T11"> по логіці, повинна додавати картку, а не завдання.</text:span>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27.</text:span><text:span text:style-name="T2"> Інетрфейс для роботи з карткою містить:</text:span></text:p>
            <text:p><text:span text:style-name="T3">- кнопка переміщення картки в іншу групу - відкриває контекстне меню зі списком всіх груп окрім поточної.</text:span></text:p>
            <text:p><text:span text:style-name="T9">- кнопка редагування картки - відкриває модалку для створення задачі (</text:span><text:span text:style-name="T10">Edit card</text:span><text:span text:style-name="T11">) - з полями заповненими даними з поточного завдання.</text:span></text:p>
            <text:p><text:span text:style-name="T3">- кнопка видалення картки - видаляє завдання.</text:span></text:p>
            <text:p><text:span text:style-name="T3">- конопка дзвоника сигналізує про те що сьогодні дата дедлайну.</text:span></text:p>
          </table:table-cell>
          <table:table-cell table:style-name="ce30" office:value-type="string" calcext:value-type="string">
            <text:p>1. Граматичні помилки в даному блоці.</text:p>
            <text:p>2. "Кнопка переміщення картки в іншу групу" - не зрозуміло, що за групи.</text:p>
            <text:p>3. "Кнопка видалення картки - видаляє завдання" - не зрозуміло, чому кнопка видалення картки не може видаляти картку, а кнопка видалення завдання - завданя. Це трохи плутає.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1">
          <table:table-cell table:style-name="ce16" office:value-type="string" calcext:value-type="string">
            <text:p><text:s/>Форма додавання/редагування завдання Add/Edit card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28. </text:span><text:span text:style-name="T5">Форма додавання/редагування завдання </text:span><text:span text:style-name="T6">Add card/Edit </text:span><text:span text:style-name="T5">card містить:</text:span></text:p>
            <text:p><text:span text:style-name="T3">- кнопка закриття форми (x)</text:span></text:p>
            <text:p><text:span text:style-name="T3">- поле для введення тексту Title </text:span></text:p>
            <text:p><text:span text:style-name="T3">- поле для введення тексту завдання Description</text:span></text:p>
            <text:p><text:span text:style-name="T3">- позначка приіорітету завдання - low (синій) | medium (червоний) | high (зелений) | without (сірий)</text:span></text:p>
            <text:p><text:span text:style-name="T3">(за замовчуванням обраний останній сірий колір)</text:span></text:p>
            <text:p><text:span text:style-name="T3">- поле для вибору дня завершення завдання, дата може бути обрана в календарі</text:span></text:p>
            <text:p><text:span text:style-name="T3">(обирання минулої дати є неможливим, обирання дати відбувається від сьогодні)</text:span></text:p>
            <text:p><text:span text:style-name="T3"/></text:p>
            <text:p><text:span text:style-name="T7">- кнопка </text:span><text:span text:style-name="T8">Add</text:span></text:p>
            <text:p><text:span text:style-name="T3">(при створенні нових завдань)</text:span></text:p>
            <text:p><text:span text:style-name="T3"/></text:p>
            <text:p><text:span text:style-name="T7">- кнопка </text:span><text:span text:style-name="T8">Edit</text:span></text:p>
            <text:p><text:span text:style-name="T3">(при редагуванні створених раніше завдань)</text:span></text:p>
          </table:table-cell>
          <table:table-cell table:style-name="ce19" office:value-type="string" calcext:value-type="string">
            <text:p>Не вдало підібране співвідношення кольорів та приорітету завдань.</text:p>
          </table:table-cell>
          <table:table-cell table:style-name="ce19" office:value-type="string" calcext:value-type="string">
            <text:p><text:span text:style-name="T12">- Керуючись логікуою сприйняття кольорів Пропоную присвоїти кольори наступним чином </text:span><text:span text:style-name="T6">Low-Зелений, Medium - синій, Hight - червоний,</text:span><text:span text:style-name="T5"> відповідно </text:span><text:span text:style-name="T6">without (сірий)</text:span></text:p>
            <text:p><text:span text:style-name="T20"/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29. </text:span><text:span text:style-name="T5">При відкритті редагування завдання (а не його створення), форма</text:span><text:span text:style-name="T6"> Edit card </text:span><text:span text:style-name="T5">відкривається з вже заповненими раніше даними, які можні змінити</text:span></text:p>
          </table:table-cell>
          <table:table-cell table:style-name="ce37"/>
          <table:table-cell table:style-name="ce41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4">30</text:span><text:span text:style-name="T5">. По кліку на кнопку </text:span><text:span text:style-name="T6">Add </text:span><text:span text:style-name="T5">відбувається створення або редагування завдання:</text:span></text:p>
            <text:p><text:span text:style-name="T3"> - Успіх - завдання додається в відповідну колекцію або змінюється</text:span></text:p>
            <text:p><text:span text:style-name="T3"> - Помилка - юзеру показується відповідне пушповідомлення</text:span></text:p>
          </table:table-cell>
          <table:table-cell table:style-name="ce18" office:value-type="string" calcext:value-type="string">
            <text:p>Мало інформації про вспливаюче повідомлення у разі "Помилки"</text:p>
          </table:table-cell>
          <table:table-cell table:style-name="ce19"/>
          <table:table-cell table:style-name="ce9"/>
          <table:table-cell table:number-columns-repeated="1020"/>
        </table:table-row>
        <table:table-row table:style-name="ro1">
          <table:table-cell table:style-name="ce17" office:value-type="string" calcext:value-type="string">
            <text:p><text:span text:style-name="T1">31. </text:span><text:span text:style-name="T2">Клік по кнопці закриття на формі, закриває модалку без збереження змін.</text:span></text:p>
          </table:table-cell>
          <table:table-cell table:style-name="ce19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22" table:number-columns-spanned="3" table:number-rows-spanned="1"/>
          <table:covered-table-cell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23" office:value-type="string" calcext:value-type="string" table:number-columns-spanned="2" table:number-rows-spanned="1">
            <text:p>Application Improvement</text:p>
          </table:table-cell>
          <table:covered-table-cell table:style-name="ce38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11" office:value-type="string" calcext:value-type="string">
            <text:p>Recommendation</text:p>
          </table:table-cell>
          <table:table-cell table:style-name="ce11" office:value-type="string" calcext:value-type="string">
            <text:p>Advantage</text:p>
          </table:table-cell>
          <table:table-cell table:style-name="ce14"/>
          <table:table-cell table:style-name="ce9"/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2. </text:span><text:span text:style-name="T2">Не всі кнопки описані</text:span></text:p>
          </table:table-cell>
          <table:table-cell table:style-name="ce19" office:value-type="string" calcext:value-type="string">
            <text:p><text:span text:style-name="T41">2.</text:span><text:span text:style-name="T11"> Додати наявність та опис кнопки </text:span><text:span text:style-name="T10">Sign in with Google</text:span>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3. </text:span><text:span text:style-name="T2">Форма авторизації Login містить:</text:span></text:p>
            <text:p><text:span text:style-name="T3">- поле для введення e-mail</text:span></text:p>
            <text:p><text:span text:style-name="T3">- поле для введення паролю</text:span></text:p>
            <text:p><text:span text:style-name="T3">- кнопка Log In Now</text:span></text:p>
          </table:table-cell>
          <table:table-cell table:style-name="ce19" office:value-type="string" calcext:value-type="string">
            <text:p><text:span text:style-name="T20">3. </text:span></text:p>
            <text:p><text:span text:style-name="T3">- Додати можливість авторизації за допомогою соц. мереж таких, як Google, Facebook та Apple ID.</text:span></text:p>
            <text:p><text:span text:style-name="T3">- Додати checkbox "Запам'ятати мене" або "Залишатись в системі".</text:span></text:p>
            <text:p><text:span text:style-name="T3">- Додати ф-ію відновлення паролю.</text:span>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4" office:value-type="string" calcext:value-type="string">
            <text:p><text:span text:style-name="T1">4. </text:span><text:span text:style-name="T2">Форма реєстрації Registration містить:</text:span></text:p>
            <text:p><text:span text:style-name="T3">- поле для введення імені користувача </text:span></text:p>
            <text:p><text:span text:style-name="T3">- поле для введення e-mail</text:span></text:p>
            <text:p><text:span text:style-name="T3">- поле для введення паролю</text:span></text:p>
            <text:p><text:span text:style-name="T3">- кнопка Register Now </text:span></text:p>
          </table:table-cell>
          <table:table-cell table:style-name="ce19" office:value-type="string" calcext:value-type="string">
            <text:p><text:span text:style-name="T20">4. </text:span></text:p>
            <text:p><text:span text:style-name="T3">- Cлідувало б додати поле "Confirm your password".</text:span></text:p>
            <text:p><text:span text:style-name="T3">- Додати checkbox для Privacy Policy.</text:span></text:p>
            <text:p><text:span text:style-name="T3">- Додати можливість реєстрації за допомогою соц. мереж таких, як Google, Facebook та Apple ID.</text:span>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7" office:value-type="string" calcext:value-type="string">
            <text:p><text:span text:style-name="T1">11. </text:span><text:span text:style-name="T2">По кліку на Send при введенні валідних даних, інформація зберігається</text:span></text:p>
          </table:table-cell>
          <table:table-cell table:style-name="ce19" office:value-type="string" calcext:value-type="string">
            <text:p><text:span text:style-name="T20">11. </text:span></text:p>
            <text:p><text:span text:style-name="T3">-додати інформацію про допустимі символи у полях з паролем, поштою та нікнеймом</text:span>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20">24</text:span></text:p>
            <text:p><text:span text:style-name="T7">1. Не зрозуміло, де саме знаходиться кнопка </text:span><text:span text:style-name="T8">Add Column.</text:span></text:p>
            <text:p><text:span text:style-name="T3">2. Чи є можливість редагувати створену колонку?</text:span></text:p>
            <text:p><text:span text:style-name="T3">3.Граматичні помилки в даному блоці.</text:span></text:p>
          </table:table-cell>
          <table:table-cell table:style-name="ce19" office:value-type="string" calcext:value-type="string">
            <text:p><text:span text:style-name="T20">24</text:span></text:p>
            <text:p><text:span text:style-name="T3">- Змінити назву кнопки "Add Column" на "Add another Column", бо навіть невелика розбіжність в назвах збиває з пантелику.</text:span>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28.</text:span><text:span text:style-name="T2"> Не вистачає візуалізації двох Кнопок: Add та Edit.</text:span></text:p>
            <text:p><text:span text:style-name="T3">Не вдало підібране співвідношення кольорів та приорітету завдань.</text:span></text:p>
          </table:table-cell>
          <table:table-cell table:style-name="ce19" office:value-type="string" calcext:value-type="string">
            <text:p><text:span text:style-name="T20">28.</text:span></text:p>
            <text:p><text:span text:style-name="T3">- Для зручності на більшого розуміння слід додати значки кнопок Add та Edit.</text:span></text:p>
            <text:p><text:span text:style-name="T3">- Керуючись логікуою сприйняття кольорів Пропоную присвоїти кольори наступним чином Low-Зелений, Medium - синій, Hight - червоний, відповідно without (сірий)</text:span></text:p>
            <text:p><text:span text:style-name="T3"/></text:p>
          </table:table-cell>
          <table:table-cell table:style-name="ce10"/>
          <table:table-cell table:number-columns-repeated="1021"/>
        </table:table-row>
        <table:table-row table:style-name="ro1" table:number-rows-repeated="2">
          <table:table-cell table:style-name="ce25"/>
          <table:table-cell table:style-name="ce39"/>
          <table:table-cell table:style-name="ce10"/>
          <table:table-cell table:number-columns-repeated="1021"/>
        </table:table-row>
        <table:table-row table:style-name="ro1" table:number-rows-repeated="972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rovement" table:style-name="ta3">
        <table:table-column table:style-name="co5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Application Improvement</text:p>
          </table:table-cell>
          <table:covered-table-cell/>
          <table:table-cell table:number-columns-repeated="1022"/>
        </table:table-row>
        <table:table-row table:style-name="ro1">
          <table:table-cell table:style-name="ce11" office:value-type="string" calcext:value-type="string">
            <text:p>Recommendation</text:p>
          </table:table-cell>
          <table:table-cell table:style-name="ce11" office:value-type="string" calcext:value-type="string">
            <text:p>Advantage</text:p>
          </table:table-cell>
          <table:table-cell table:style-name="ce9"/>
          <table:table-cell table:number-columns-repeated="6"/>
          <table:table-cell table:style-name="ce56" office:value-type="string" calcext:value-type="string">
            <text:p>Recomendations</text:p>
          </table:table-cell>
          <table:table-cell table:style-name="ce56"/>
          <table:table-cell table:number-columns-repeated="1013"/>
        </table:table-row>
        <table:table-row table:style-name="ro1" table:number-rows-repeated="2">
          <table:table-cell table:style-name="ce44"/>
          <table:table-cell table:style-name="ce45"/>
          <table:table-cell table:style-name="ce9"/>
          <table:table-cell table:number-columns-repeated="1021"/>
        </table:table-row>
        <table:table-row table:style-name="ro1">
          <table:table-cell table:style-name="ce45" office:value-type="string" calcext:value-type="string">
            <text:p>2. Не всі кнопки описані</text:p>
          </table:table-cell>
          <table:table-cell table:style-name="ce45" office:value-type="string" calcext:value-type="string">
            <text:p><text:span text:style-name="T45">2. Додати наявність та опис кнопки </text:span><text:span text:style-name="T46">Sign in with Google</text:span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5" office:value-type="string" calcext:value-type="string">
            <text:p>3. Форма авторизації Login містить:</text:p>
            <text:p>- поле для введення e-mail</text:p>
            <text:p>- поле для введення паролю</text:p>
            <text:p>- кнопка Log In Now</text:p>
          </table:table-cell>
          <table:table-cell table:style-name="ce45" office:value-type="string" calcext:value-type="string">
            <text:p>- Додати можливість авторизації за допомогою соц. мереж таких, як Google, Facebook та Apple ID.</text:p>
            <text:p>- Додати checkbox "Запам'ятати мене" або "Залишатись в системі".</text:p>
            <text:p>- Додати ф-ію відновлення паролю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4" office:value-type="string" calcext:value-type="string">
            <text:p>4. Форма реєстрації Registration містить:</text:p>
            <text:p>- поле для введення імені користувача </text:p>
            <text:p>- поле для введення e-mail</text:p>
            <text:p>- поле для введення паролю</text:p>
            <text:p>- кнопка Register Now </text:p>
          </table:table-cell>
          <table:table-cell table:style-name="ce45" office:value-type="string" calcext:value-type="string">
            <text:p>- Cлідувало б додати поле "Confirm your password".</text:p>
            <text:p>- Додати checkbox для Privacy Policy.</text:p>
            <text:p>- Додати можливість реєстрації за допомогою соц. мереж таких, як Google, Facebook та Apple ID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6" office:value-type="string" calcext:value-type="string">
            <text:p><text:span text:style-name="T42">11. </text:span><text:span text:style-name="T43">По кліку на Send при введенні валідних даних, інформація зберігається</text:span></text:p>
          </table:table-cell>
          <table:table-cell table:style-name="ce53" office:value-type="string" calcext:value-type="string">
            <text:p>-додати інформацію про допустимі символи у полях з паролем, поштою та нікнеймом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5" office:value-type="string" calcext:value-type="string">
            <text:p><text:span text:style-name="T44">24</text:span></text:p>
            <text:p><text:span text:style-name="T45">1. Не зрозуміло, де саме знаходиться кнопка </text:span><text:span text:style-name="T46">Add Column.</text:span></text:p>
            <text:p><text:span text:style-name="T44">2. Чи є можливість редагувати створену колонку?</text:span></text:p>
            <text:p><text:span text:style-name="T44">3.Граматичні помилки в даному блоці.</text:span></text:p>
          </table:table-cell>
          <table:table-cell table:style-name="ce45" office:value-type="string" calcext:value-type="string">
            <text:p>24</text:p>
            <text:p>- Змінити назву кнопки "Add Column" на "Add another Column", бо навіть невелика розбіжність в назвах збиває з пантелику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5" office:value-type="string" calcext:value-type="string">
            <text:p>28. Не вистачає візуалізації двох Кнопок: Add та Edit.</text:p>
            <text:p>Не вдало підібране співвідношення кольорів та приорітету завдань.</text:p>
          </table:table-cell>
          <table:table-cell table:style-name="ce45" office:value-type="string" calcext:value-type="string">
            <text:p><text:span text:style-name="T44">28.</text:span></text:p>
            <text:p><text:span text:style-name="T47">- Для зручності на більшого розуміння слід додати значки кнопок Add та Edit.</text:span></text:p>
            <text:p><text:span text:style-name="T47">- Керуючись логікуою сприйняття кольорів Пропоную присвоїти кольори наступним чином Low-Зелений, Medium - синій, Hight - червоний, відповідно without (сірий)</text:span></text:p>
            <text:p><text:span text:style-name="T44"/></text:p>
          </table:table-cell>
          <table:table-cell table:style-name="ce9"/>
          <table:table-cell table:number-columns-repeated="1021"/>
        </table:table-row>
        <table:table-row table:style-name="ro1" table:number-rows-repeated="2">
          <table:table-cell table:style-name="ce47"/>
          <table:table-cell table:style-name="ce54"/>
          <table:table-cell table:style-name="ce9"/>
          <table:table-cell table:number-columns-repeated="1021"/>
        </table:table-row>
        <table:table-row table:style-name="ro1">
          <table:table-cell table:style-name="ce48"/>
          <table:table-cell table:style-name="ce55"/>
          <table:table-cell table:style-name="ce9"/>
          <table:table-cell table:number-columns-repeated="1021"/>
        </table:table-row>
        <table:table-row table:style-name="ro1">
          <table:table-cell table:style-name="ce49"/>
          <table:table-cell table:style-name="ce45"/>
          <table:table-cell table:style-name="ce9"/>
          <table:table-cell table:number-columns-repeated="1021"/>
        </table:table-row>
        <table:table-row table:style-name="ro1">
          <table:table-cell table:style-name="ce45"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50"/>
          <table:table-cell table:style-name="ce45"/>
          <table:table-cell table:style-name="ce9"/>
          <table:table-cell table:number-columns-repeated="1021"/>
        </table:table-row>
        <table:table-row table:style-name="ro1">
          <table:table-cell table:style-name="ce51"/>
          <table:table-cell table:style-name="ce45"/>
          <table:table-cell table:style-name="ce9"/>
          <table:table-cell table:number-columns-repeated="1021"/>
        </table:table-row>
        <table:table-row table:style-name="ro1" table:number-rows-repeated="2">
          <table:table-cell table:style-name="ce45"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52"/>
          <table:table-cell table:style-name="ce45"/>
          <table:table-cell table:style-name="ce9"/>
          <table:table-cell table:number-columns-repeated="1021"/>
        </table:table-row>
        <table:table-row table:style-name="ro1" table:number-rows-repeated="8">
          <table:table-cell table:style-name="ce44"/>
          <table:table-cell table:style-name="ce45"/>
          <table:table-cell table:style-name="ce9"/>
          <table:table-cell table:number-columns-repeated="1021"/>
        </table:table-row>
        <table:table-row table:style-name="ro1">
          <table:table-cell table:style-name="ce44"/>
          <table:table-cell table:style-name="ce45"/>
          <table:table-cell table:number-columns-repeated="1022"/>
        </table:table-row>
        <table:table-row table:style-name="ro1" table:number-rows-repeated="13">
          <table:table-cell table:style-name="ce44"/>
          <table:table-cell table:style-name="ce45"/>
          <table:table-cell table:style-name="ce9"/>
          <table:table-cell table:number-columns-repeated="1021"/>
        </table:table-row>
        <table:table-row table:style-name="ro1" table:number-rows-repeated="7">
          <table:table-cell table:style-name="ce44"/>
          <table:table-cell table:style-name="ce45"/>
          <table:table-cell table:number-columns-repeated="1022"/>
        </table:table-row>
        <table:table-row table:style-name="ro1" table:number-rows-repeated="972">
          <table:table-cell table:style-name="ce10" table:number-columns-repeated="2"/>
          <table:table-cell table:number-columns-repeated="1022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Ангеліна" table:style-name="ta4"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1021" table:default-cell-style-name="Default"/>
        <table:table-row table:style-name="ro1">
          <table:table-cell table:style-name="ce57"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58" office:value-type="string" calcext:value-type="string">
            <text:p>Стартова сторінка + розширенн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<text:span text:style-name="T42">1.</text:span><text:span text:style-name="T43"> Сторінки застосунку повинні відображатись відповідно до макету на розширеннях:</text:span></text:p>
            <text:p><text:span text:style-name="T44">- до 320px - верстка не змінюється</text:span></text:p>
            <text:p><text:span text:style-name="T44">- mobile: гумова верстка від 320px (елементи адаптуються під екран і розтягуються при зміні в'юпорта);</text:span></text:p>
            <text:p><text:span text:style-name="T44">- mobile: після 375px елементи відповідають розмірам на макеті до розміру 768px);</text:span></text:p>
            <text:p><text:span text:style-name="T44">- tablet: з 768px(елементи відповідають розмірам на макеті до 1280px);</text:span></text:p>
            <text:p><text:span text:style-name="T44">- desktop: з 1280px</text:span></text:p>
          </table:table-cell>
          <table:table-cell table:style-name="ce45" office:value-type="string" calcext:value-type="string">
            <text:p>На якому девайсі верстка не змінюється, до 320рх ?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2">2.</text:span><text:span text:style-name="T43"> Стартова сторінка містить в собі:</text:span></text:p>
            <text:p><text:span text:style-name="T44">- назва (логотип) застосунку, зображення та речення - заохочення до роботи з додатком;</text:span></text:p>
            <text:p><text:span text:style-name="T44">- кнопка Registration -  перенаправляє користувача на форму реєстрації</text:span></text:p>
            <text:p><text:span text:style-name="T44">- кнопка Log In  - перенаправляє користувача на форму логінізації</text:span></text:p>
          </table:table-cell>
          <table:table-cell table:style-name="ce45" office:value-type="string" calcext:value-type="string">
            <text:p>Не всі кнопки описані</text:p>
          </table:table-cell>
          <table:table-cell table:style-name="ce45" office:value-type="string" calcext:value-type="string">
            <text:p><text:span text:style-name="T45">Додати наявність та опис кнопки </text:span><text:span text:style-name="T46">Sign in with Google</text:span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8" office:value-type="string" calcext:value-type="string">
            <text:p>...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...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9"/>
          <table:table-cell table:number-columns-repeated="1020"/>
        </table:table-row>
        <table:table-row table:style-name="ro1" table:number-rows-repeated="980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ia" table:style-name="ta5">
        <table:table-column table:style-name="co1" table:default-cell-style-name="Default"/>
        <table:table-column table:style-name="co11" table:number-columns-repeated="2" table:default-cell-style-name="Default"/>
        <table:table-column table:style-name="co4" table:number-columns-repeated="1021" table:default-cell-style-name="Default"/>
        <table:table-row table:style-name="ro1">
          <table:table-cell table:style-name="ce9"/>
          <table:table-cell table:style-name="ce67"/>
          <table:table-cell table:style-name="ce4"/>
          <table:table-cell table:number-columns-repeated="1021"/>
        </table:table-row>
        <table:table-row table:style-name="ro1">
          <table:table-cell table:style-name="ce60" office:value-type="string" calcext:value-type="string">
            <text:p>Midnighters. CkeckList. TaskPro - TZ</text:p>
          </table:table-cell>
          <table:table-cell table:style-name="ce68" office:value-type="string" calcext:value-type="string">
            <text:p>Comments</text:p>
          </table:table-cell>
          <table:table-cell table:style-name="ce74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1" office:value-type="string" calcext:value-type="string">
            <text:p>Не авторизований користувач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62"/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63" office:value-type="string" calcext:value-type="string">
            <text:p>Реєстрація та логінізація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<text:span text:style-name="T48">3. </text:span><text:span text:style-name="T49">Форма авторизації </text:span><text:span text:style-name="T50">Login </text:span><text:span text:style-name="T49">містить:</text:span></text:p>
            <text:p><text:span text:style-name="T44">- поле для введення e-mail</text:span></text:p>
            <text:p><text:span text:style-name="T44">- поле для введення паролю</text:span></text:p>
            <text:p><text:span text:style-name="T45">- кнопка </text:span><text:span text:style-name="T46">Log In Now</text:span></text:p>
          </table:table-cell>
          <table:table-cell table:style-name="ce70" office:value-type="string" calcext:value-type="string">
            <text:p>- дивна назва "Log In Now" з приставкою "now".</text:p>
            <text:p>- немає опису іконки "око", при натисканні на яку, введені дані стають видимими, </text:p>
            <text:p>по дефолту - дані поля приховані.</text:p>
            <text:p/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3.1. </text:span><text:span text:style-name="T49">По кліку на </text:span><text:span text:style-name="T50">Log In Now, </text:span><text:span text:style-name="T49">поля поля форми повинні проходити валідацію, і в разі негативного результату, з'являється повідомлення помилки валідації</text:span></text:p>
            <text:p><text:span text:style-name="T44">(повідомлення може бути у вигляді спливаючого вікна в верхній частині екрану, або у вигляді підказки під кожним полем)</text:span></text:p>
          </table:table-cell>
          <table:table-cell table:style-name="ce71" office:value-type="string" calcext:value-type="string">
            <text:p>- немає опису валідних й не валідних данних.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3.2. </text:span><text:span text:style-name="T49">В разі успішної валідації полів, по кліку на</text:span><text:span text:style-name="T50">  Log In Now, </text:span><text:span text:style-name="T49">відкривається головна сторінка застосунку.</text:span></text:p>
          </table:table-cell>
          <table:table-cell table:style-name="ce71" office:value-type="string" calcext:value-type="string">
            <text:p>- дивна назва "Register Now".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4. </text:span><text:span text:style-name="T49">Форма реєстрації </text:span><text:span text:style-name="T50">Registration </text:span><text:span text:style-name="T49">містить:</text:span></text:p>
            <text:p><text:span text:style-name="T44">- поле для введення імені користувача </text:span></text:p>
            <text:p><text:span text:style-name="T44">- поле для введення e-mail</text:span></text:p>
            <text:p><text:span text:style-name="T44">- поле для введення паролю</text:span></text:p>
            <text:p><text:span text:style-name="T45">- кнопка</text:span><text:span text:style-name="T46"> Register Now </text:span></text:p>
          </table:table-cell>
          <table:table-cell table:style-name="ce71" office:value-type="string" calcext:value-type="string">
            <text:p>- немає поля підтверження паролю, взагалі замало вхідних данних при реєстрації.</text:p>
            <text:p>- немає опису кнопки "Register Now"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4.1 </text:span><text:span text:style-name="T49">По кліку на </text:span><text:span text:style-name="T50">Register Now , </text:span><text:span text:style-name="T49">поля форми повинні проходити валідацію, і в разі негативного результату, з'являється повідомлення помилки валідації</text:span></text:p>
            <text:p><text:span text:style-name="T44">(повідомлення може бути у вигляді спливаючого вікна в верхній частині екрану, або у вигляді підказки під кожним полем)</text:span></text:p>
          </table:table-cell>
          <table:table-cell table:style-name="ce71" office:value-type="string" calcext:value-type="string"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4.2</text:span><text:span text:style-name="T49"> В разі успішної валідації полів, по кліку на</text:span><text:span text:style-name="T50"> Register Now, </text:span><text:span text:style-name="T49">відкривається головна сторінка</text:span></text:p>
          </table:table-cell>
          <table:table-cell table:style-name="ce71" office:value-type="string" calcext:value-type="string"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5. </text:span><text:span text:style-name="T49">Поле для введення </text:span><text:span text:style-name="T50">Email </text:span><text:span text:style-name="T49">має валідуватися:</text:span></text:p>
            <text:p><text:span text:style-name="T44">- обов'язкове значення,</text:span></text:p>
            <text:p><text:span text:style-name="T44">- може включати латиницю, цифри, спецiальні знаки</text:span></text:p>
            <text:p><text:span text:style-name="T44">- знаки можуть бути в різному регістрі</text:span></text:p>
            <text:p><text:span text:style-name="T51">- повинно обов'язково містити тільки один знак </text:span><text:span text:style-name="T52">"@" і "крапку" </text:span><text:span text:style-name="T53">(у частині з назвою хоста)</text:span></text:p>
          </table:table-cell>
          <table:table-cell table:style-name="ce71" office:value-type="string" calcext:value-type="string">
            <text:p>- не описано макс. і мін. символів у полі "Email".</text:p>
            <text:p>- не описане "обов'язкове значення", повинно бути "обов'язкове поле".</text:p>
            <text:p>- повинно бути "літери можуть бути в різному регістрі" замість "знаки можуть бути в різному регістрі",</text:p>
            <text:p>що може ввести в оману.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6. </text:span><text:span text:style-name="T49">Поля для введення </text:span><text:span text:style-name="T50">Password</text:span><text:span text:style-name="T49"> має валідуватися:</text:span></text:p>
            <text:p><text:span text:style-name="T44">- обов'язкове значення</text:span></text:p>
            <text:p><text:span text:style-name="T44">- може містити літери латиниці , цифри і знаки</text:span></text:p>
            <text:p><text:span text:style-name="T44">- знаки можуть бути в різному регістрі</text:span></text:p>
            <text:p><text:span text:style-name="T44">- може містити від 8 до 64 символів ( включно)</text:span></text:p>
            <text:p><text:span text:style-name="T44">- не може містити пробіли</text:span></text:p>
            <text:p><text:span text:style-name="T44">- поле містить іконку "око", при натисканні на яку, введені дані стають видимими, по дефолту - дані поля приховані.</text:span></text:p>
          </table:table-cell>
          <table:table-cell table:style-name="ce72" office:value-type="string" calcext:value-type="string">
            <text:p>- Не вказано чи можуть бути пробіли в паролі.</text:p>
            <text:p>- повинно бути "літери можуть бути в різному регістрі" замість "знаки можуть бути в різному регістрі",</text:p>
            <text:p>що може ввести в оману.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7. </text:span><text:span text:style-name="T49">Поле для введення - </text:span><text:span text:style-name="T50">Name </text:span><text:span text:style-name="T49">має валідуватися:</text:span></text:p>
            <text:p><text:span text:style-name="T44">- може містити літери латиниці , цифри і знаки</text:span></text:p>
            <text:p><text:span text:style-name="T44">- знаки можуть бути в різному регістрі</text:span></text:p>
            <text:p><text:span text:style-name="T44">- може містити від 2 до 32 знаків включно</text:span></text:p>
          </table:table-cell>
          <table:table-cell table:style-name="ce70" office:value-type="string" calcext:value-type="string">
            <text:p>- повинно бути "літери можуть бути в різному регістрі" замість "знаки можуть бути в різному регістрі", що може ввести в оману.</text:p>
            <text:p>- не вказано чи можуть бути пробіли в імені.</text:p>
            <text:p>- Граматичні помилки в блоц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64"/>
          <table:table-cell table:style-name="ce73" office:value-type="string" calcext:value-type="string">
            <text:p>Extra1</text:p>
            <text:p>- Не описаний вхід через гугл, немає можливості увійти через інші соціальні мережі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64"/>
          <table:table-cell table:style-name="ce73" office:value-type="string" calcext:value-type="string">
            <text:p>Extra2</text:p>
            <text:p>- Не описана функція відновлення пароля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64"/>
          <table:table-cell table:style-name="ce73" office:value-type="string" calcext:value-type="string">
            <text:p>Extra 3</text:p>
            <text:p>- Немає локалізації.</text:p>
          </table:table-cell>
          <table:table-cell table:style-name="ce76"/>
          <table:table-cell table:style-name="ce9"/>
          <table:table-cell table:number-columns-repeated="1020"/>
        </table:table-row>
        <table:table-row table:style-name="ro1">
          <table:table-cell table:style-name="ce65" office:value-type="string" calcext:value-type="string">
            <text:p>Авторизований користувач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69"/>
          <table:table-cell table:style-name="ce75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69"/>
          <table:table-cell table:style-name="ce75"/>
          <table:table-cell table:number-columns-repeated="1021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number-columns-repeated="1021"/>
        </table:table-row>
        <table:table-row table:style-name="ro1">
          <table:table-cell table:style-name="ce66" office:value-type="string" calcext:value-type="string">
            <text:p>...</text:p>
          </table:table-cell>
          <table:table-cell table:style-name="ce69"/>
          <table:table-cell table:style-name="ce75"/>
          <table:table-cell table:number-columns-repeated="1021"/>
        </table:table-row>
        <table:table-row table:style-name="ro1">
          <table:table-cell table:style-name="ce64" office:value-type="string" calcext:value-type="string">
            <text:p>...</text:p>
          </table:table-cell>
          <table:table-cell table:style-name="ce69"/>
          <table:table-cell table:style-name="ce75"/>
          <table:table-cell table:number-columns-repeated="1021"/>
        </table:table-row>
        <table:table-row table:style-name="ro1" table:number-rows-repeated="2">
          <table:table-cell table:style-name="ce64"/>
          <table:table-cell table:style-name="ce69"/>
          <table:table-cell table:style-name="ce75"/>
          <table:table-cell table:number-columns-repeated="1021"/>
        </table:table-row>
        <table:table-row table:style-name="ro1" table:number-rows-repeated="971">
          <table:table-cell/>
          <table:table-cell table:style-name="ce4" table:number-columns-repeated="2"/>
          <table:table-cell table:number-columns-repeated="1021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istina" table:style-name="ta6">
        <table:table-column table:style-name="co1" table:default-cell-style-name="Default"/>
        <table:table-column table:style-name="co11" table:number-columns-repeated="2" table:default-cell-style-name="Default"/>
        <table:table-column table:style-name="co4" table:number-columns-repeated="1021" table:default-cell-style-name="Default"/>
        <table:table-row table:style-name="ro1">
          <table:table-cell table:style-name="ce77"/>
          <table:table-cell table:style-name="ce87" table:number-columns-repeated="2"/>
          <table:table-cell table:number-columns-repeated="1021"/>
        </table:table-row>
        <table:table-row table:style-name="ro1">
          <table:table-cell table:style-name="ce78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79" office:value-type="string" calcext:value-type="string">
            <text:p>Не авторизований користувач</text:p>
          </table:table-cell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Стартова сторінка + розширення</text:p>
          </table:table-cell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81"/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82" office:value-type="string" calcext:value-type="string">
            <text:p>Реєстрація та логінізація</text:p>
          </table:table-cell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8"/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83" office:value-type="string" calcext:value-type="string">
            <text:p>Авторизований користувач</text:p>
          </table:table-cell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Header </text:p>
          </table:table-cell>
          <table:table-cell table:style-name="ce88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47" office:value-type="string" calcext:value-type="string">
            <text:p>8.1 Перемикач теми Light, Violet, Dark </text:p>
            <text:p>- за замовчуванням можна обрати будь-яку тему. </text:p>
            <text:p>- обрана тема використовується як активна при вході користувача в його обліковий запис.</text:p>
          </table:table-cell>
          <table:table-cell table:style-name="ce89" office:value-type="string" calcext:value-type="string">
            <text:p>- Не вказано, яка тема повинна відображатись при першій взаємодії з застосунком.  </text:p>
            <text:p>- Чи обрана тема використовується на всіх девайсах при вході користувача в обліковий запис, чи обирається для кожного девайса окремо.</text:p>
          </table:table-cell>
          <table:table-cell table:style-name="ce93"/>
          <table:table-cell table:style-name="ce9"/>
          <table:table-cell table:number-columns-repeated="1020"/>
        </table:table-row>
        <table:table-row table:style-name="ro1">
          <table:table-cell table:style-name="ce84" office:value-type="string" calcext:value-type="string">
            <text:p>8.2 Блок з особистою інформацією про юзера. Складається з </text:p>
            <text:p>- зображення/аватар користувача, по кліку на яке, відкривається модальне вікно Edit profile</text:p>
            <text:p>-  ім'я користувача</text:p>
          </table:table-cell>
          <table:table-cell table:style-name="ce52" office:value-type="string" calcext:value-type="string">
            <text:p>Не зрозуміло в якій послідовності має розташовуватися зображення/аватар та ім'я користувача.</text:p>
          </table:table-cell>
          <table:table-cell table:style-name="ce94"/>
          <table:table-cell table:style-name="ce9"/>
          <table:table-cell table:number-columns-repeated="1020"/>
        </table:table-row>
        <table:table-row table:style-name="ro1">
          <table:table-cell table:style-name="ce84" office:value-type="string" calcext:value-type="string">
            <text:p>8.3 Назва та логотип застосунку</text:p>
            <text:p>(для розмітки desktop)</text:p>
          </table:table-cell>
          <table:table-cell table:style-name="ce52" office:value-type="string" calcext:value-type="string">
            <text:p>Чи буде змінюватись назва та логотип застосунку, на інших платформах.</text:p>
          </table:table-cell>
          <table:table-cell table:style-name="ce95"/>
          <table:table-cell table:style-name="ce9"/>
          <table:table-cell table:number-columns-repeated="1020"/>
        </table:table-row>
        <table:table-row table:style-name="ro1">
          <table:table-cell table:style-name="ce84" office:value-type="string" calcext:value-type="string">
            <text:p>8.4 Значок бургер-меню, по кліку на який відкривається бокова панель SideBar</text:p>
            <text:p>(для розмітки mobile, tablet)</text:p>
          </table:table-cell>
          <table:table-cell table:style-name="ce52" office:value-type="string" calcext:value-type="string">
            <text:p>Не уточнюється місце положення бургер-меню.</text:p>
          </table:table-cell>
          <table:table-cell table:style-name="ce95"/>
          <table:table-cell table:style-name="ce9"/>
          <table:table-cell table:number-columns-repeated="1020"/>
        </table:table-row>
        <table:table-row table:style-name="ro1">
          <table:table-cell table:style-name="ce85"/>
          <table:table-cell table:style-name="ce90"/>
          <table:table-cell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SideBar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 table:number-rows-repeated="2">
          <table:table-cell table:style-name="ce85"/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Edit Profile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 table:number-rows-repeated="2">
          <table:table-cell table:style-name="ce85"/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Головна сторінка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 table:number-rows-repeated="2">
          <table:table-cell table:style-name="ce85"/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0" office:value-type="string" calcext:value-type="string">
            <text:p><text:s/>Форма додавання/редагування завдання Add/Edit card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 table:number-rows-repeated="2">
          <table:table-cell table:style-name="ce85"/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6" office:value-type="string" calcext:value-type="string">
            <text:p>...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5" office:value-type="string" calcext:value-type="string">
            <text:p>...</text:p>
          </table:table-cell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5"/>
          <table:table-cell table:style-name="ce91"/>
          <table:table-cell table:style-name="ce96"/>
          <table:table-cell table:style-name="ce9"/>
          <table:table-cell table:number-columns-repeated="1020"/>
        </table:table-row>
        <table:table-row table:style-name="ro1">
          <table:table-cell table:style-name="ce85"/>
          <table:table-cell table:style-name="ce91"/>
          <table:table-cell table:style-name="ce96"/>
          <table:table-cell table:number-columns-repeated="1021"/>
        </table:table-row>
        <table:table-row table:style-name="ro1">
          <table:table-cell table:style-name="ce77"/>
          <table:table-cell table:style-name="ce92" table:number-columns-repeated="2"/>
          <table:table-cell table:number-columns-repeated="1021"/>
        </table:table-row>
        <table:table-row table:style-name="ro1" table:number-rows-repeated="978">
          <table:table-cell table:style-name="ce77"/>
          <table:table-cell table:style-name="ce87" table:number-columns-repeated="2"/>
          <table:table-cell table:number-columns-repeated="1021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азар" table:style-name="ta7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<text:span text:style-name="T48">9. </text:span><text:span text:style-name="T49">В модальному вікні </text:span><text:span text:style-name="T50">Edit Profile</text:span><text:span text:style-name="T49">, юзер побачить:</text:span></text:p>
            <text:p><text:span text:style-name="T44">- кнопка "+" для додавання/редагування фото користувача</text:span></text:p>
            <text:p><text:span text:style-name="T51">- поле </text:span><text:span text:style-name="T52">User Name</text:span><text:span text:style-name="T53"> - заповнене даними юзера, введеними в формі реєстрації</text:span></text:p>
            <text:p><text:span text:style-name="T51">- поле </text:span><text:span text:style-name="T52">Email</text:span><text:span text:style-name="T53"> - заповнене даними юзера, введеними в формі реєстрації</text:span></text:p>
            <text:p><text:span text:style-name="T44">- поле пароль - заповнене даними юзера, введеними в формі реєстрації</text:span></text:p>
            <text:p><text:span text:style-name="T54">- кнопка </text:span><text:span text:style-name="T55">Send</text:span><text:span text:style-name="T49">. При натисканні на кнопку </text:span><text:span text:style-name="T50">Send, </text:span><text:span text:style-name="T49">відбувається валідація полів - </text:span></text:p>
            <text:p><text:span text:style-name="T44">так само як при реєстрації/логінізації</text:span></text:p>
          </table:table-cell>
          <table:table-cell table:style-name="ce99" office:value-type="string" calcext:value-type="string">
            <text:p>1. Не визначено як саме буде здійснюватися додавання та редагування фото користувача(чи відкриватиметься файловий провідник чи перетягування файлу в область завантаження, можливість зробити нове фото на пристроях з камерою).</text:p>
            <text:p>2. Відстунє уточнення про мін. та макс. розмір завантажуваного фото.</text:p>
            <text:p>3. Відсутня інформація про допустимі символи у полях User Name та у Email.</text:p>
            <text:p>4. Невказана інформація щодо кнопки "око" у рядку з паролем.</text:p>
          </table:table-cell>
          <table:table-cell table:style-name="ce99"/>
          <table:table-cell table:style-name="ce9"/>
          <table:table-cell table:number-columns-repeated="1020"/>
        </table:table-row>
        <table:table-row table:style-name="ro1">
          <table:table-cell table:style-name="ce97" office:value-type="string" calcext:value-type="string">
            <text:p><text:span text:style-name="T42">10</text:span><text:span text:style-name="T43">. Клік по кнопці закриття на формі, закриває модалку без збереження змін.</text:span></text:p>
          </table:table-cell>
          <table:table-cell table:style-name="ce100" office:value-type="string" calcext:value-type="string">
            <text:p>Чи буде закриватися вікно при натискані ESC або на фон навколо вікна?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97" office:value-type="string" calcext:value-type="string">
            <text:p><text:span text:style-name="T42">11. </text:span><text:span text:style-name="T43">По кліку на Send при введенні валідних даних, інформація зберігається</text:span></text:p>
          </table:table-cell>
          <table:table-cell table:style-name="ce100" office:value-type="string" calcext:value-type="string">
            <text:p>1. Не надано конкретних правил валідації для кожного поля.</text:p>
            <text:p>2. Немає інформаці про те які дані є валідними та будуть, а які не будуть та викличуть помилку.</text:p>
          </table:table-cell>
          <table:table-cell table:style-name="ce45" office:value-type="string" calcext:value-type="string">
            <text:p>-додати інформацію про допустимі символи у полях з паролем, поштою та нікнеймом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8" office:value-type="string" calcext:value-type="string">
            <text:p><text:span text:style-name="T56">12. При помилці валідації, юзеру виводиться відповідне повідомлення.</text:span></text:p>
            <text:p><text:span text:style-name="T44">(повідомлення може бути у виглляді спливаючого вікна в верхній частині екрану, або у вигляді підказки під кожним полем)</text:span></text:p>
          </table:table-cell>
          <table:table-cell table:style-name="ce100" office:value-type="string" calcext:value-type="string">
            <text:p>1. Ніде не зазначено у якому саме форматі(спливаюче вікно чи підказка) буде виводитись повідомлення про помилку до якогось конкретного поля з даними.</text:p>
            <text:p>2. Також потрібне зазначення які саме повідомлення будуть виводиться для різних помилок.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8" office:value-type="string" calcext:value-type="string">
            <text:p>...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...</text:p>
          </table:table-cell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9"/>
          <table:table-cell table:number-columns-repeated="1020"/>
        </table:table-row>
        <table:table-row table:style-name="ro1" table:number-rows-repeated="980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khailo" table:style-name="ta8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05" office:value-type="string" calcext:value-type="string">
            <text:p>Recom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<text:span text:style-name="T42">13. </text:span><text:span text:style-name="T43">Компонент в якому знаходиться навігація по дошкам, та можливість їх створювати.</text:span></text:p>
            <text:p><text:span text:style-name="T44">На планшеті та мобілці відкривається по кліку на бургер-меню. </text:span></text:p>
          </table:table-cell>
          <table:table-cell table:style-name="ce10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101" office:value-type="string" calcext:value-type="string">
            <text:p><text:span text:style-name="T48">14.</text:span><text:span text:style-name="T49"> В </text:span><text:span text:style-name="T50">SideBar</text:span><text:span text:style-name="T49"> юзер побачить:</text:span></text:p>
            <text:p><text:span text:style-name="T44">- логотип застосунку</text:span></text:p>
            <text:p><text:span text:style-name="T45">- кнопка</text:span><text:span text:style-name="T46"> Create New Board</text:span></text:p>
            <text:p><text:span text:style-name="T44">- список дошок (іконка дошки, назва дошки та іконки редагування/видалення дошки) </text:span></text:p>
            <text:p><text:span text:style-name="T51">- блок </text:span><text:span text:style-name="T52">Need Help </text:span><text:span text:style-name="T53">із посиланням на модалку форми допомоги</text:span></text:p>
            <text:p><text:span text:style-name="T45">- кнопка</text:span><text:span text:style-name="T46"> Log Out </text:span></text:p>
          </table:table-cell>
          <table:table-cell table:style-name="ce45"/>
          <table:table-cell table:style-name="ce49"/>
          <table:table-cell table:style-name="ce9"/>
          <table:table-cell table:number-columns-repeated="1020"/>
        </table:table-row>
        <table:table-row table:style-name="ro1">
          <table:table-cell table:style-name="ce101" office:value-type="string" calcext:value-type="string">
            <text:p><text:span text:style-name="T48">15. </text:span><text:span text:style-name="T49">По кліку на </text:span><text:span text:style-name="T50">Create а new board</text:span><text:span text:style-name="T49"> , відкривається модальне вікно, де можна створити нову дошку яке містить:</text:span></text:p>
            <text:p><text:span text:style-name="T44">- кнопка закриття модалки (х) - по кліку на яке, вікно закривається без збереження даних</text:span></text:p>
            <text:p><text:span text:style-name="T44">- поле для вводу назви дошки - обов'язкове до заповнення</text:span></text:p>
            <text:p><text:span text:style-name="T44">- перелік іконок (за замовчуванням перша іконка завжди обрана)</text:span></text:p>
            <text:p><text:span text:style-name="T44">- перелік варіантів фону (за замовчуванням обран варіант "без фона").</text:span></text:p>
            <text:p><text:span text:style-name="T45">- кнопка</text:span><text:span text:style-name="T46"> Create</text:span></text:p>
            <text:p><text:span text:style-name="T57">15.1</text:span><text:span text:style-name="T58"> Після натискання на кнопку</text:span><text:span text:style-name="T59"> Create </text:span><text:span text:style-name="T60">створюється нова дошка</text:span><text:span text:style-name="T61">. </text:span><text:span text:style-name="T60">Дошка не повинна створюватись якщо поле</text:span><text:span text:style-name="T62"> title </text:span><text:span text:style-name="T60">пусте. </text:span></text:p>
          </table:table-cell>
          <table:table-cell table:style-name="ce103" office:value-type="string" calcext:value-type="string">
            <text:p><text:span text:style-name="T63">Граматичні помилки, не вказана поведінка системи при спробі створити дошку з порожнім полем назви. Виписати в редакції</text:span><text:span text:style-name="T64">:</text:span></text:p>
            <text:p><text:span text:style-name="T65"/></text:p>
            <text:p><text:span text:style-name="T66">15.1 Після натискання на кнопку </text:span><text:span text:style-name="T67">Create</text:span><text:span text:style-name="T68"> створюється нова дошка. Дошка не повинна створюватись, якщо поле </text:span><text:span text:style-name="T69">title</text:span><text:span text:style-name="T70"> є порожнє . (Поле підсвічується кольором, система видає повідомлення про незаповнене поле </text:span><text:span text:style-name="T69">title</text:span><text:span text:style-name="T70">)</text:span>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101" office:value-type="string" calcext:value-type="string">
            <text:p><text:span text:style-name="T48">16. </text:span><text:span text:style-name="T49">По кліку на іконку редагування, відкривається модальне вікно </text:span><text:span text:style-name="T50">Edit board</text:span><text:span text:style-name="T49">, де можна редагувати вже створену раніше дошку яке містить:</text:span></text:p>
            <text:p><text:span text:style-name="T44">- кнопка закриття модалки (х) - по кліку ня яке, вікно закривається без збереженні даних</text:span></text:p>
            <text:p><text:span text:style-name="T44">- поле для вводу назви дошки - містить назву, введену при створенні дошки, яку можна редагувати</text:span></text:p>
            <text:p><text:span text:style-name="T44">- перелік іконок, з виділеною іконкою, яка вже була обрана пристворенні дошки, можна редагувати</text:span></text:p>
            <text:p><text:span text:style-name="T44">- перелік варіантів фону, з виділеним фоном, який вже було обрано при створенні дошки, можна редагувати </text:span></text:p>
            <text:p><text:span text:style-name="T45">- кнопка</text:span><text:span text:style-name="T46"> Edit</text:span></text:p>
            <text:p><text:span text:style-name="T57">16.1</text:span><text:span text:style-name="T58"> Після натискання на кнопку</text:span><text:span text:style-name="T59"> Edit </text:span><text:span text:style-name="T60">внесені дані зберігаються</text:span><text:span text:style-name="T61">. </text:span><text:span text:style-name="T60">Дошка не можуть зберігтись, якщо поле</text:span><text:span text:style-name="T62"> title </text:span><text:span text:style-name="T60">пусте. </text:span></text:p>
          </table:table-cell>
          <table:table-cell table:style-name="ce104" office:value-type="string" calcext:value-type="string">
            <text:p><text:span text:style-name="T71">Не вказана поведінка системи при спробі зберегти редагування дошки з порожнім полем назви. Двозначності і граматичні помилки. Викласти в редакції:</text:span></text:p>
            <text:p><text:span text:style-name="T44"/></text:p>
            <text:p><text:span text:style-name="T66">16.1 Після натискання на кнопку </text:span><text:span text:style-name="T67">Edit</text:span><text:span text:style-name="T68"> внесені дані зберігаються. Зміни не можуть зберегтись, якщо поле </text:span><text:span text:style-name="T69">title</text:span><text:span text:style-name="T70"> порожнє. Якщо поле title поржнє - воно підсвічується кольором, система видає повідомлення  "Заповніть поле </text:span><text:span text:style-name="T69">title</text:span><text:span text:style-name="T70">"</text:span></text:p>
          </table:table-cell>
          <table:table-cell table:style-name="ce50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17. По кліку на іконку видалення, дошка видаляється зі списку дошок.</text:p>
          </table:table-cell>
          <table:table-cell table:style-name="ce45"/>
          <table:table-cell table:style-name="ce106"/>
          <table:table-cell table:style-name="ce9"/>
          <table:table-cell table:number-columns-repeated="1020"/>
        </table:table-row>
        <table:table-row table:style-name="ro1">
          <table:table-cell table:style-name="ce101" office:value-type="string" calcext:value-type="string">
            <text:p><text:span text:style-name="T48">18. </text:span><text:span text:style-name="T49">По кліку на посилання на форму допомоги в блоці </text:span><text:span text:style-name="T50">Need Help</text:span><text:span text:style-name="T49">, відкривається модальне вікно, яке містить:</text:span></text:p>
            <text:p><text:span text:style-name="T44">- кнопка закриття модалки (х) - по кліку на яке, вікно закривається без збереження даних</text:span></text:p>
            <text:p><text:span text:style-name="T44">- поле для введення e-mail - обов'язкове до заповнення, валідація - як описана вище.</text:span></text:p>
            <text:p><text:span text:style-name="T44">- поле для введення тексту повідомлення - обов'язкове до заповнення.</text:span></text:p>
            <text:p><text:span text:style-name="T51">- кнопка </text:span><text:span text:style-name="T52">Send,</text:span><text:span text:style-name="T53"> при натисканні на яку відбувається валідація полів та відправка запиту на бекенд</text:span></text:p>
          </table:table-cell>
          <table:table-cell table:style-name="ce50" office:value-type="string" calcext:value-type="string">
            <text:p>Граматичні помилки, неповні вимоги щодо кількості знаків у полі для введення тексту. </text:p>
          </table:table-cell>
          <table:table-cell table:style-name="ce103"/>
          <table:table-cell table:style-name="ce9"/>
          <table:table-cell table:number-columns-repeated="1020"/>
        </table:table-row>
        <table:table-row table:style-name="ro1">
          <table:table-cell table:style-name="ce46" office:value-type="string" calcext:value-type="string">
            <text:p><text:span text:style-name="T48">19. </text:span><text:span text:style-name="T49">По кліку на </text:span><text:span text:style-name="T50">Log Out</text:span><text:span text:style-name="T49"> , активна сесія користувача завершується, користувач переходить в статус неавторизованого </text:span></text:p>
          </table:table-cell>
          <table:table-cell table:style-name="ce10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8" office:value-type="string" calcext:value-type="string">
            <text:p>...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...</text:p>
          </table:table-cell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9"/>
          <table:table-cell table:number-columns-repeated="1020"/>
        </table:table-row>
        <table:table-row table:style-name="ro1" table:number-rows-repeated="980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alia" table:style-name="ta9">
        <table:table-column table:style-name="co1" table:default-cell-style-name="Default"/>
        <table:table-column table:style-name="co11" table:number-columns-repeated="2" table:default-cell-style-name="Default"/>
        <table:table-column table:style-name="co4" table:number-columns-repeated="1021" table:default-cell-style-name="Default"/>
        <table:table-row table:style-name="ro1">
          <table:table-cell table:style-name="ce107"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74" office:value-type="string" calcext:value-type="string">
            <text:p>Recom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108" office:value-type="string" calcext:value-type="string">
            <text:p><text:span text:style-name="T42">20. </text:span><text:span text:style-name="T43">Сторінка повинна відображатись відповідно до макету на 3х розширеннях</text:span></text:p>
          </table:table-cell>
          <table:table-cell table:style-name="ce110" office:value-type="string" calcext:value-type="string">
            <text:p>1. Немає опису, які саме ці розширення.</text:p>
            <text:p>2. Граматичні помилки в даному блоці.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2">21. </text:span><text:span text:style-name="T43">Головна сторінка містить:</text:span></text:p>
            <text:p><text:span text:style-name="T44">- назва дошки</text:span></text:p>
            <text:p><text:span text:style-name="T45">- кнопка фільтрування </text:span><text:span text:style-name="T46">Filters</text:span></text:p>
            <text:p><text:span text:style-name="T45">- кнопка </text:span><text:span text:style-name="T46">Add another column</text:span></text:p>
            <text:p><text:span text:style-name="T45">- блок вже створених колонок, який складається із назви колонки, списку завдань та кнопки</text:span><text:span text:style-name="T46"> Add another card</text:span></text:p>
          </table:table-cell>
          <table:table-cell table:style-name="ce100" office:value-type="string" calcext:value-type="string">
            <text:p><text:span text:style-name="T44">1. Головна сторінка містить назву дошки - не зрозуміло назву якої дошки, адже в ТЗ нічого не сказано про те, що ми вже маємо заздалегідь створенну дошку. Написано лише про створенні колонки.</text:span></text:p>
            <text:p><text:span text:style-name="T44">2. Назви кнопок написанні по різному. В одних, всі слова прописанні з великої літери, в інших - тільки перше слово з великої, наступні - з малої.</text:span></text:p>
            <text:p><text:span text:style-name="T44">3. Не описані валідні й не валідні значення для імені дошки.</text:span></text:p>
            <text:p><text:span text:style-name="T51">4. Немає опису функціоналу та росташування кнопки </text:span><text:span text:style-name="T52">Add another card</text:span><text:span text:style-name="T53">.</text:span></text:p>
            <text:p><text:span text:style-name="T44">5. Не зрозуміло макс. та мін. створенних дошок.</text:span></text:p>
            <text:p><text:span text:style-name="T44">6. Не описані валідні й невалідні значення для імені колонки.</text:span></text:p>
            <text:p><text:span text:style-name="T44">7. Немає опису списку завдань.</text:span></text:p>
            <text:p><text:span text:style-name="T44">8. Граматичні помилки в даному блоці.</text:span>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2">22.</text:span><text:span text:style-name="T43"> На головній сторнці може з'явитися скролл:</text:span></text:p>
            <text:p><text:span text:style-name="T44">- Якщо ширина колонок більше ніж ширина екрана, з'являється горизонтальний скролл. Але тільки в цьому компоненті, Header, Sidebar залишаються на місці.</text:span></text:p>
            <text:p><text:span text:style-name="T44">- Якщо висота колонки стає більше ніж висота екрана, до кожної колонки з'являється окремий скролл в межах контейнера.</text:span></text:p>
          </table:table-cell>
          <table:table-cell table:style-name="ce100" office:value-type="string" calcext:value-type="string">
            <text:p>1. Не зрозумілі вимоги до скролла якщо ширина колонок більша ніж ширина екрану.</text:p>
            <text:p>2. Що буде якщо кількість колонок буде такою що не вміститься в рамки екрану?</text:p>
            <text:p>3. Немае більш детальнішого опису як виглядає контейнер і скролл в ньому.</text:p>
            <text:p>4. Граматичні помилки в даному блоці.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98" office:value-type="string" calcext:value-type="string">
            <text:p><text:span text:style-name="T42">23.</text:span><text:span text:style-name="T43"> При натискані кнопку фільтрування, з'являється модальне вікно, де можна змінити фон дошки або його прибрати (перша опція на дизайні), та зробити фільтрацію по пріоритетності. Модалка містить:</text:span></text:p>
            <text:p><text:span text:style-name="T44">- кнопка закриття модалки (х) </text:span></text:p>
            <text:p><text:span text:style-name="T44">- перелік варіантів фону (включно з варіантом "без фона").</text:span></text:p>
            <text:p><text:span text:style-name="T44">- перелік пріорітетності завдань (low (синій) | medium (червоний) | high (зелений) | without (сірий))</text:span></text:p>
            <text:p><text:span text:style-name="T44">- кнопка show all для зняття фільтра по пріорітету</text:span></text:p>
          </table:table-cell>
          <table:table-cell table:style-name="ce47" office:value-type="string" calcext:value-type="string">
            <text:p><text:span text:style-name="T72">1. Мedium (</text:span><text:span text:style-name="T73">червоний</text:span><text:span text:style-name="T74">) | Нigh (</text:span><text:span text:style-name="T75">зелений</text:span><text:span text:style-name="T74">) - логічніше було б зробити навпаки - Мedium (</text:span><text:span text:style-name="T75">зелений</text:span><text:span text:style-name="T74">) | Нigh (</text:span><text:span text:style-name="T73">червоний</text:span><text:span text:style-name="T74">). Такий варіант є більш звичним для користувача.</text:span></text:p>
            <text:p><text:span text:style-name="T44">2. Чи є ще якісь можливості для закриття модального вікна, окрім (х)?</text:span></text:p>
            <text:p><text:span text:style-name="T44">3. Чому функція редагування фону знаходяться у фільтрах? Якось не логічно.</text:span></text:p>
            <text:p><text:span text:style-name="T44">4. Мало опцій фільтру, не вистачає - по даті створення, по алфавіту и т.д.</text:span></text:p>
            <text:p><text:span text:style-name="T44">5. Граматичні помилки в даному блоці.</text:span></text:p>
            <text:p><text:span text:style-name="T44">6. Додати опис кнопки "Show all" для поля "Label color</text:span></text:p>
          </table:table-cell>
          <table:table-cell table:style-name="ce47"/>
          <table:table-cell table:style-name="ce9"/>
          <table:table-cell table:number-columns-repeated="1020"/>
        </table:table-row>
        <table:table-row table:style-name="ro1">
          <table:table-cell table:style-name="ce109" office:value-type="string" calcext:value-type="string">
            <text:p><text:span text:style-name="T48">24. </text:span><text:span text:style-name="T49">При натисканні на кнопку</text:span><text:span text:style-name="T50"> Add Column </text:span><text:span text:style-name="T49">відкривається модальне вікно в якому можна створити колонку.</text:span></text:p>
            <text:p><text:span text:style-name="T44">Модалка містить:</text:span></text:p>
            <text:p><text:span text:style-name="T44">- кнопка закриття модалки (х) - по кліку ня яке, вікно закривається без збереженні даних</text:span></text:p>
            <text:p><text:span text:style-name="T44">- поле для введння назви колонки</text:span></text:p>
            <text:p><text:span text:style-name="T45">- кнопка</text:span><text:span text:style-name="T46"> Add. </text:span></text:p>
            <text:p><text:span text:style-name="T65"/></text:p>
            <text:p><text:span text:style-name="T48">24.1. </text:span><text:span text:style-name="T49">Після натискання на кнопку </text:span><text:span text:style-name="T50">Add</text:span><text:span text:style-name="T49">, внесені дані зберігаються. Колонка не може бути створена, якщо поле title пусте.</text:span></text:p>
            <text:p><text:span text:style-name="T65"/></text:p>
            <text:p><text:span text:style-name="T48">24.2. </text:span><text:span text:style-name="T49">Після створення нової колонки, кнопка </text:span><text:span text:style-name="T50">Add Column </text:span><text:span text:style-name="T49">переміщається вправо, а на її місці з'являється нова колонка.</text:span></text:p>
          </table:table-cell>
          <table:table-cell table:style-name="ce45" office:value-type="string" calcext:value-type="string">
            <text:p><text:span text:style-name="T45">1. Не зрозуміло, де саме знаходиться кнопка </text:span><text:span text:style-name="T46">Add Column.</text:span></text:p>
            <text:p><text:span text:style-name="T44">2. Чи є можливість редагувати створену колонку?</text:span></text:p>
            <text:p><text:span text:style-name="T44">3.Граматичні помилки в даному блоці.</text:span></text:p>
          </table:table-cell>
          <table:table-cell table:style-name="ce45" office:value-type="string" calcext:value-type="string">
            <text:p>- Змінити назву кнопки "Add Column" на "Add another Column", бо навіть невелика розбіжність в назвах збиває з пантелику.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pan text:style-name="T48">25. </text:span><text:span text:style-name="T49">При натисканні на кнопку </text:span><text:span text:style-name="T50">Edit Column </text:span><text:span text:style-name="T49">відкривається модальне вікно в якому можна створити колонку.</text:span></text:p>
            <text:p><text:span text:style-name="T44">Модалка містить:</text:span></text:p>
            <text:p><text:span text:style-name="T44">- кнопка закриття модалки (х) - по кліку ня яке, вікно закривається без збереженні даних</text:span></text:p>
            <text:p><text:span text:style-name="T44">- поле для введння назви колонки - вже заповнене даними, введеними при створенны дошки - можна редагувати</text:span></text:p>
            <text:p><text:span text:style-name="T51">- кнопка </text:span><text:span text:style-name="T52">Add</text:span><text:span text:style-name="T53">. </text:span></text:p>
            <text:p><text:span text:style-name="T65"/></text:p>
            <text:p><text:span text:style-name="T48">25.1. </text:span><text:span text:style-name="T49">Після натискання на кнопку </text:span><text:span text:style-name="T50">Add</text:span><text:span text:style-name="T49">, внесені дані зберігаються. Колонка не може бути створена, якщо поле title пусте.</text:span></text:p>
          </table:table-cell>
          <table:table-cell table:style-name="ce111" office:value-type="string" calcext:value-type="string">
            <text:p><text:span text:style-name="T51">1. Де саме знаходиться кнопка </text:span><text:span text:style-name="T52">Edit Column</text:span><text:span text:style-name="T53">?</text:span></text:p>
            <text:p><text:span text:style-name="T76">2. При натисканні </text:span><text:span text:style-name="T77">Edit Column</text:span><text:span text:style-name="T78"> відкривається модальне вікно, в якому можна </text:span><text:span text:style-name="T79">СТВОРИТИ</text:span><text:span text:style-name="T80"> чи </text:span><text:span text:style-name="T81">РЕДАГУВАТИ</text:span><text:span text:style-name="T82"> колонку? Адже за створення колонки відповідає кнопка </text:span><text:span text:style-name="T83">Add Column</text:span><text:span text:style-name="T82">.</text:span></text:p>
            <text:p><text:span text:style-name="T44">3. Чому при закритті немає запросу зберегти данні?</text:span></text:p>
            <text:p><text:span text:style-name="T44">4. Не зрозумілі валідні і невалідні данні, які може містити поле "title".</text:span></text:p>
            <text:p><text:span text:style-name="T44">5. Немає опису блоку списку завдань.</text:span></text:p>
            <text:p><text:span text:style-name="T44">6. Граматичні помилки в даному блоці.</text:span></text:p>
            <text:p><text:span text:style-name="T44"/></text:p>
          </table:table-cell>
          <table:table-cell table:style-name="ce47"/>
          <table:table-cell table:style-name="ce9"/>
          <table:table-cell table:number-columns-repeated="1020"/>
        </table:table-row>
        <table:table-row table:style-name="ro1">
          <table:table-cell table:style-name="ce109" office:value-type="string" calcext:value-type="string">
            <text:p><text:span text:style-name="T42">26. </text:span><text:span text:style-name="T43">Створені колонки містять в собі:</text:span></text:p>
            <text:p><text:span text:style-name="T44"> ⦿ Блок називи колонки</text:span></text:p>
            <text:p><text:span text:style-name="T44">- назва колонки </text:span></text:p>
            <text:p><text:span text:style-name="T44">- іконки редагування колонки </text:span></text:p>
            <text:p><text:span text:style-name="T44">- іконка видалення колонки</text:span></text:p>
            <text:p><text:span text:style-name="T44">⦿ Блок списоку завдань,за умови, що відповідні завдання є в наявності.</text:span></text:p>
            <text:p><text:span text:style-name="T44">- заголовок завдання</text:span></text:p>
            <text:p><text:span text:style-name="T44">- опис завдання, який має фіксовану висоту і текст з описом, якщо той не вміщається, обрізається та показуються три крапки.</text:span></text:p>
            <text:p><text:span text:style-name="T44">- пріоритет завдання, з фоном відповідного кольору.</text:span></text:p>
            <text:p><text:span text:style-name="T44">- дата до якої задача повинна бути виконана.</text:span></text:p>
            <text:p><text:span text:style-name="T44">- інетрфейс для роботи з карткою</text:span></text:p>
            <text:p><text:span text:style-name="T51">⦿ кнопка </text:span><text:span text:style-name="T52">Add another card</text:span><text:span text:style-name="T53"> для додавання нового завдання в колонку.</text:span></text:p>
          </table:table-cell>
          <table:table-cell table:style-name="ce99" office:value-type="string" calcext:value-type="string">
            <text:p><text:span text:style-name="T44">1. Не уточнюється, які саме колонки містять ті або інші данні.</text:span></text:p>
            <text:p><text:span text:style-name="T44">2. Граматичні помилки у списку блоку.</text:span></text:p>
            <text:p><text:span text:style-name="T51">3. Кнопка </text:span><text:span text:style-name="T52">Add another card,</text:span><text:span text:style-name="T53"> по логіці, повинна додавати картку, а не завдання.</text:span></text:p>
          </table:table-cell>
          <table:table-cell table:style-name="ce99"/>
          <table:table-cell table:style-name="ce9"/>
          <table:table-cell table:number-columns-repeated="1020"/>
        </table:table-row>
        <table:table-row table:style-name="ro1">
          <table:table-cell table:style-name="ce109" office:value-type="string" calcext:value-type="string">
            <text:p><text:span text:style-name="T42">27.</text:span><text:span text:style-name="T43"> Інетрфейс для роботи з карткою містить:</text:span></text:p>
            <text:p><text:span text:style-name="T44">- кнопка переміщення картки в іншу групу - відкриває контекстне меню зі списком всіх груп окрім поточної.</text:span></text:p>
            <text:p><text:span text:style-name="T51">- кнопка редагування картки - відкриває модалку для створення задачі (</text:span><text:span text:style-name="T52">Edit card</text:span><text:span text:style-name="T53">) - з полями заповненими даними з поточного завдання.</text:span></text:p>
            <text:p><text:span text:style-name="T44">- кнопка видалення картки - видаляє завдання.</text:span></text:p>
            <text:p><text:span text:style-name="T44">- конопка дзвоника сигналізує про те що сьогодні дата дедлайну.</text:span></text:p>
          </table:table-cell>
          <table:table-cell table:style-name="ce99" office:value-type="string" calcext:value-type="string">
            <text:p>1. Граматичні помилки в даному блоці.</text:p>
            <text:p>2. "Кнопка переміщення картки в іншу групу" - не зрозуміло, що за групи.</text:p>
            <text:p>3. "Кнопка видалення картки - видаляє завдання" - не зрозуміло, чому кнопка видалення картки не може видаляти картку, а кнопка видалення завдання - завданя. Це трохи плутає.</text:p>
          </table:table-cell>
          <table:table-cell table:style-name="ce99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2"/>
          <table:table-cell table:style-name="ce45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12"/>
          <table:table-cell table:style-name="ce114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8" office:value-type="string" calcext:value-type="string">
            <text:p>...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...</text:p>
          </table:table-cell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6"/>
          <table:table-cell table:style-name="ce12"/>
          <table:table-cell table:style-name="ce114"/>
          <table:table-cell table:style-name="ce9"/>
          <table:table-cell table:number-columns-repeated="1020"/>
        </table:table-row>
        <table:table-row table:style-name="ro1">
          <table:table-cell table:style-name="ce64"/>
          <table:table-cell table:style-name="ce113"/>
          <table:table-cell table:style-name="ce114"/>
          <table:table-cell table:style-name="ce9" table:number-columns-repeated="23"/>
          <table:table-cell table:number-columns-repeated="998"/>
        </table:table-row>
        <table:table-row table:style-name="ro1" table:number-rows-repeated="977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evhenii" table:style-name="ta10">
        <table:table-column table:style-name="co17" table:default-cell-style-name="Default"/>
        <table:table-column table:style-name="co18" table:number-columns-repeated="2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idnighters. CkeckList. TaskPro - TZ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comen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Не 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Стартова сторінка + розширенн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4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5" office:value-type="string" calcext:value-type="string">
            <text:p>Реєстрація та логінізація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Авторизований користувач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Header 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SideBar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dit Profile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Головна сторінка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Форма додавання/редагування завдання Add/Edit card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pan text:style-name="T48">28. </text:span><text:span text:style-name="T49">Форма додавання/редагування завдання </text:span><text:span text:style-name="T50">Add card/Edit </text:span><text:span text:style-name="T49">card містить:</text:span></text:p>
            <text:p><text:span text:style-name="T44">- кнопка закриття форми (x)</text:span></text:p>
            <text:p><text:span text:style-name="T44">- поле для введення тексту Title </text:span></text:p>
            <text:p><text:span text:style-name="T44">- поле для введення тексту завдання Description</text:span></text:p>
            <text:p><text:span text:style-name="T44">- позначка приіорітету завдання - low (синій) | medium (червоний) | high (зелений) | without (сірий)</text:span></text:p>
            <text:p><text:span text:style-name="T44">(за замовчуванням обраний останній сірий колір)</text:span></text:p>
            <text:p><text:span text:style-name="T44">- поле для вибору дня завершення завдання, дата може бути обрана в календарі</text:span></text:p>
            <text:p><text:span text:style-name="T44">(обирання минулої дати є неможливим, обирання дати відбувається від сьогодні)</text:span></text:p>
            <text:p><text:span text:style-name="T44"/></text:p>
            <text:p><text:span text:style-name="T45">- кнопка </text:span><text:span text:style-name="T46">Add</text:span></text:p>
            <text:p><text:span text:style-name="T44">(при створенні нових завдань)</text:span></text:p>
            <text:p><text:span text:style-name="T44"/></text:p>
            <text:p><text:span text:style-name="T45">- кнопка </text:span><text:span text:style-name="T46">Edit</text:span></text:p>
            <text:p><text:span text:style-name="T44">(при редагуванні створених раніше завдань)</text:span></text:p>
          </table:table-cell>
          <table:table-cell table:style-name="ce45" office:value-type="string" calcext:value-type="string">
            <text:p>Не вдало підібране співвідношення кольорів та приорітету завдань.</text:p>
          </table:table-cell>
          <table:table-cell table:style-name="ce45" office:value-type="string" calcext:value-type="string">
            <text:p><text:span text:style-name="T54">- Керуючись логікуою сприйняття кольорів Пропоную присвоїти кольори наступним чином </text:span><text:span text:style-name="T50">Low-Зелений, Medium - синій, Hight - червоний,</text:span><text:span text:style-name="T49"> відповідно </text:span><text:span text:style-name="T50">without (сірий)</text:span></text:p>
            <text:p><text:span text:style-name="T65"/>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59" office:value-type="string" calcext:value-type="string">
            <text:p><text:span text:style-name="T48">29. </text:span><text:span text:style-name="T49">При відкритті редагування завдання (а не його створення), форма</text:span><text:span text:style-name="T50"> Edit card </text:span><text:span text:style-name="T49">відкривається з вже заповненими раніше даними, які можні змінити</text:span></text:p>
          </table:table-cell>
          <table:table-cell table:style-name="ce115"/>
          <table:table-cell table:style-name="ce116"/>
          <table:table-cell table:style-name="ce9"/>
          <table:table-cell table:number-columns-repeated="1020"/>
        </table:table-row>
        <table:table-row table:style-name="ro5">
          <table:table-cell table:style-name="ce59" office:value-type="string" calcext:value-type="string">
            <text:p><text:span text:style-name="T48">30</text:span><text:span text:style-name="T49">. По кліку на кнопку </text:span><text:span text:style-name="T50">Add </text:span><text:span text:style-name="T49">відбувається створення або редагування завдання:</text:span></text:p>
            <text:p><text:span text:style-name="T44"> - Успіх - завдання додається в відповідну колекцію або змінюється</text:span></text:p>
            <text:p><text:span text:style-name="T44"> - Помилка - юзеру показується відповідне пушповідомлення</text:span></text:p>
          </table:table-cell>
          <table:table-cell table:style-name="ce52" office:value-type="string" calcext:value-type="string">
            <text:p>Мало інформації про вспливаюче повідомлення у разі "Помилки"</text:p>
          </table:table-cell>
          <table:table-cell table:style-name="ce45"/>
          <table:table-cell table:style-name="ce9"/>
          <table:table-cell table:number-columns-repeated="1020"/>
        </table:table-row>
        <table:table-row table:style-name="ro6">
          <table:table-cell table:style-name="ce59" office:value-type="string" calcext:value-type="string">
            <text:p><text:span text:style-name="T42">31. </text:span><text:span text:style-name="T43">Клік по кнопці закриття на формі, закриває модалку без збереження змін.</text:span></text:p>
          </table:table-cell>
          <table:table-cell table:style-name="ce45" table:number-columns-repeated="2"/>
          <table:table-cell table:style-name="ce9"/>
          <table:table-cell table:number-columns-repeated="1020"/>
        </table:table-row>
        <table:table-row table:style-name="ro1" table:number-rows-repeated="980">
          <table:table-cell/>
          <table:table-cell table:style-name="ce10" table:number-columns-repeated="2"/>
          <table:table-cell table:number-columns-repeated="1021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nighters" style:display-name="PageStyle_Midnigh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ovement" style:display-name="PageStyle_Improv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геліна" style:display-name="PageStyle_Ангелін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lia" style:display-name="PageStyle_Il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stina" style:display-name="PageStyle_Krist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зар" style:display-name="PageStyle_Наз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khailo" style:display-name="PageStyle_Mykhai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alia" style:display-name="PageStyle_Nata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vhenii" style:display-name="PageStyle_Yevhen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03" meta:object-count="0"/>
    <meta:generator>LibreOfficeDev/6.0.5.2$Linux_X86_64 LibreOffice_project/</meta:generator>
  </office:meta>
</office:document-meta>
</file>